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ll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folder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training err.</text:p>
          </table:table-cell>
          <table:table-cell office:value-type="string" calcext:value-type="string">
            <text:p>validation err.</text:p>
          </table:table-cell>
          <table:table-cell office:value-type="string" calcext:value-type="string">
            <text:p>new best</text:p>
          </table:table-cell>
          <table:table-cell office:value-type="string" calcext:value-type="string">
            <text:p>reverberated validation</text:p>
          </table:table-cell>
          <table:table-cell office:value-type="string" calcext:value-type="string">
            <text:p>-6dB</text:p>
          </table:table-cell>
          <table:table-cell office:value-type="string" calcext:value-type="string">
            <text:p>-3dB</text:p>
          </table:table-cell>
          <table:table-cell office:value-type="string" calcext:value-type="string">
            <text:p><text:s/>0dB</text:p>
          </table:table-cell>
          <table:table-cell office:value-type="string" calcext:value-type="string">
            <text:p><text:s/>3dB</text:p>
          </table:table-cell>
          <table:table-cell office:value-type="string" calcext:value-type="string">
            <text:p><text:s/>6dB</text:p>
          </table:table-cell>
          <table:table-cell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1" calcext:value-type="float">
            <text:p>1</text:p>
          </table:table-cell>
          <table:table-cell office:value-type="float" office:value="4847.2" calcext:value-type="float">
            <text:p>4847.2</text:p>
          </table:table-cell>
          <table:table-cell office:value-type="float" office:value="2294.287" calcext:value-type="float">
            <text:p>2294.287</text:p>
          </table:table-cell>
          <table:table-cell office:value-type="float" office:value="1761.114" calcext:value-type="float">
            <text:p>1761.1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2" calcext:value-type="float">
            <text:p>2</text:p>
          </table:table-cell>
          <table:table-cell office:value-type="float" office:value="4847.6" calcext:value-type="float">
            <text:p>4847.6</text:p>
          </table:table-cell>
          <table:table-cell office:value-type="float" office:value="1965.731" calcext:value-type="float">
            <text:p>1965.731</text:p>
          </table:table-cell>
          <table:table-cell office:value-type="float" office:value="1643.715" calcext:value-type="float">
            <text:p>1643.71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3" calcext:value-type="float">
            <text:p>3</text:p>
          </table:table-cell>
          <table:table-cell office:value-type="float" office:value="4847.2" calcext:value-type="float">
            <text:p>4847.2</text:p>
          </table:table-cell>
          <table:table-cell office:value-type="float" office:value="1869.236" calcext:value-type="float">
            <text:p>1869.236</text:p>
          </table:table-cell>
          <table:table-cell office:value-type="float" office:value="1589.812" calcext:value-type="float">
            <text:p>1589.81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4" calcext:value-type="float">
            <text:p>4</text:p>
          </table:table-cell>
          <table:table-cell office:value-type="float" office:value="4847" calcext:value-type="float">
            <text:p>4847</text:p>
          </table:table-cell>
          <table:table-cell office:value-type="float" office:value="1813.789" calcext:value-type="float">
            <text:p>1813.789</text:p>
          </table:table-cell>
          <table:table-cell office:value-type="float" office:value="1556.586" calcext:value-type="float">
            <text:p>1556.58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5" calcext:value-type="float">
            <text:p>5</text:p>
          </table:table-cell>
          <table:table-cell office:value-type="float" office:value="4847.3" calcext:value-type="float">
            <text:p>4847.3</text:p>
          </table:table-cell>
          <table:table-cell office:value-type="float" office:value="1771.325" calcext:value-type="float">
            <text:p>1771.325</text:p>
          </table:table-cell>
          <table:table-cell office:value-type="float" office:value="1548.562" calcext:value-type="float">
            <text:p>1548.56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6" calcext:value-type="float">
            <text:p>6</text:p>
          </table:table-cell>
          <table:table-cell office:value-type="float" office:value="4847.2" calcext:value-type="float">
            <text:p>4847.2</text:p>
          </table:table-cell>
          <table:table-cell office:value-type="float" office:value="1737.349" calcext:value-type="float">
            <text:p>1737.349</text:p>
          </table:table-cell>
          <table:table-cell office:value-type="float" office:value="1503.187" calcext:value-type="float">
            <text:p>1503.18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7" calcext:value-type="float">
            <text:p>7</text:p>
          </table:table-cell>
          <table:table-cell office:value-type="float" office:value="4847" calcext:value-type="float">
            <text:p>4847</text:p>
          </table:table-cell>
          <table:table-cell office:value-type="float" office:value="1709.734" calcext:value-type="float">
            <text:p>1709.734</text:p>
          </table:table-cell>
          <table:table-cell office:value-type="float" office:value="1478.042" calcext:value-type="float">
            <text:p>1478.04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8" calcext:value-type="float">
            <text:p>8</text:p>
          </table:table-cell>
          <table:table-cell office:value-type="float" office:value="4847.1" calcext:value-type="float">
            <text:p>4847.1</text:p>
          </table:table-cell>
          <table:table-cell office:value-type="float" office:value="1687.484" calcext:value-type="float">
            <text:p>1687.484</text:p>
          </table:table-cell>
          <table:table-cell office:value-type="float" office:value="1473.653" calcext:value-type="float">
            <text:p>1473.65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9" calcext:value-type="float">
            <text:p>9</text:p>
          </table:table-cell>
          <table:table-cell office:value-type="float" office:value="4847.2" calcext:value-type="float">
            <text:p>4847.2</text:p>
          </table:table-cell>
          <table:table-cell office:value-type="float" office:value="1670.217" calcext:value-type="float">
            <text:p>1670.217</text:p>
          </table:table-cell>
          <table:table-cell office:value-type="float" office:value="1505.44" calcext:value-type="float">
            <text:p>1505.4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10" calcext:value-type="float">
            <text:p>10</text:p>
          </table:table-cell>
          <table:table-cell office:value-type="float" office:value="4846.8" calcext:value-type="float">
            <text:p>4846.8</text:p>
          </table:table-cell>
          <table:table-cell office:value-type="float" office:value="1653.391" calcext:value-type="float">
            <text:p>1653.391</text:p>
          </table:table-cell>
          <table:table-cell office:value-type="float" office:value="1446.04" calcext:value-type="float">
            <text:p>1446.0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11" calcext:value-type="float">
            <text:p>11</text:p>
          </table:table-cell>
          <table:table-cell office:value-type="float" office:value="4847.2" calcext:value-type="float">
            <text:p>4847.2</text:p>
          </table:table-cell>
          <table:table-cell office:value-type="float" office:value="1630.596" calcext:value-type="float">
            <text:p>1630.596</text:p>
          </table:table-cell>
          <table:table-cell office:value-type="float" office:value="1417.77" calcext:value-type="float">
            <text:p>1417.7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12" calcext:value-type="float">
            <text:p>12</text:p>
          </table:table-cell>
          <table:table-cell office:value-type="float" office:value="4846.9" calcext:value-type="float">
            <text:p>4846.9</text:p>
          </table:table-cell>
          <table:table-cell office:value-type="float" office:value="1615.773" calcext:value-type="float">
            <text:p>1615.773</text:p>
          </table:table-cell>
          <table:table-cell office:value-type="float" office:value="1426.591" calcext:value-type="float">
            <text:p>1426.59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13" calcext:value-type="float">
            <text:p>13</text:p>
          </table:table-cell>
          <table:table-cell office:value-type="float" office:value="4847.1" calcext:value-type="float">
            <text:p>4847.1</text:p>
          </table:table-cell>
          <table:table-cell office:value-type="float" office:value="1602.556" calcext:value-type="float">
            <text:p>1602.556</text:p>
          </table:table-cell>
          <table:table-cell office:value-type="float" office:value="1404.555" calcext:value-type="float">
            <text:p>1404.55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14" calcext:value-type="float">
            <text:p>14</text:p>
          </table:table-cell>
          <table:table-cell office:value-type="float" office:value="4846.8" calcext:value-type="float">
            <text:p>4846.8</text:p>
          </table:table-cell>
          <table:table-cell office:value-type="float" office:value="1591.189" calcext:value-type="float">
            <text:p>1591.189</text:p>
          </table:table-cell>
          <table:table-cell office:value-type="float" office:value="1396.546" calcext:value-type="float">
            <text:p>1396.54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15" calcext:value-type="float">
            <text:p>15</text:p>
          </table:table-cell>
          <table:table-cell office:value-type="float" office:value="4846.8" calcext:value-type="float">
            <text:p>4846.8</text:p>
          </table:table-cell>
          <table:table-cell office:value-type="float" office:value="1579.129" calcext:value-type="float">
            <text:p>1579.129</text:p>
          </table:table-cell>
          <table:table-cell office:value-type="float" office:value="1385.641" calcext:value-type="float">
            <text:p>1385.64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16" calcext:value-type="float">
            <text:p>16</text:p>
          </table:table-cell>
          <table:table-cell office:value-type="float" office:value="4846.9" calcext:value-type="float">
            <text:p>4846.9</text:p>
          </table:table-cell>
          <table:table-cell office:value-type="float" office:value="1569.546" calcext:value-type="float">
            <text:p>1569.546</text:p>
          </table:table-cell>
          <table:table-cell office:value-type="float" office:value="1388.314" calcext:value-type="float">
            <text:p>1388.31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17" calcext:value-type="float">
            <text:p>17</text:p>
          </table:table-cell>
          <table:table-cell office:value-type="float" office:value="4846.9" calcext:value-type="float">
            <text:p>4846.9</text:p>
          </table:table-cell>
          <table:table-cell office:value-type="float" office:value="1559.63" calcext:value-type="float">
            <text:p>1559.63</text:p>
          </table:table-cell>
          <table:table-cell office:value-type="float" office:value="1375.495" calcext:value-type="float">
            <text:p>1375.49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18" calcext:value-type="float">
            <text:p>18</text:p>
          </table:table-cell>
          <table:table-cell office:value-type="float" office:value="4847.1" calcext:value-type="float">
            <text:p>4847.1</text:p>
          </table:table-cell>
          <table:table-cell office:value-type="float" office:value="1549.773" calcext:value-type="float">
            <text:p>1549.773</text:p>
          </table:table-cell>
          <table:table-cell office:value-type="float" office:value="1396.663" calcext:value-type="float">
            <text:p>1396.66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19" calcext:value-type="float">
            <text:p>19</text:p>
          </table:table-cell>
          <table:table-cell office:value-type="float" office:value="4847.3" calcext:value-type="float">
            <text:p>4847.3</text:p>
          </table:table-cell>
          <table:table-cell office:value-type="float" office:value="1544.253" calcext:value-type="float">
            <text:p>1544.253</text:p>
          </table:table-cell>
          <table:table-cell office:value-type="float" office:value="1359.82" calcext:value-type="float">
            <text:p>1359.8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20" calcext:value-type="float">
            <text:p>20</text:p>
          </table:table-cell>
          <table:table-cell office:value-type="float" office:value="4846.9" calcext:value-type="float">
            <text:p>4846.9</text:p>
          </table:table-cell>
          <table:table-cell office:value-type="float" office:value="1534.159" calcext:value-type="float">
            <text:p>1534.159</text:p>
          </table:table-cell>
          <table:table-cell office:value-type="float" office:value="1367.038" calcext:value-type="float">
            <text:p>1367.0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21" calcext:value-type="float">
            <text:p>21</text:p>
          </table:table-cell>
          <table:table-cell office:value-type="float" office:value="4847.2" calcext:value-type="float">
            <text:p>4847.2</text:p>
          </table:table-cell>
          <table:table-cell office:value-type="float" office:value="1527.533" calcext:value-type="float">
            <text:p>1527.533</text:p>
          </table:table-cell>
          <table:table-cell office:value-type="float" office:value="1353.491" calcext:value-type="float">
            <text:p>1353.49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22" calcext:value-type="float">
            <text:p>22</text:p>
          </table:table-cell>
          <table:table-cell office:value-type="float" office:value="4847" calcext:value-type="float">
            <text:p>4847</text:p>
          </table:table-cell>
          <table:table-cell office:value-type="float" office:value="1519.617" calcext:value-type="float">
            <text:p>1519.617</text:p>
          </table:table-cell>
          <table:table-cell office:value-type="float" office:value="1350.866" calcext:value-type="float">
            <text:p>1350.86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23" calcext:value-type="float">
            <text:p>23</text:p>
          </table:table-cell>
          <table:table-cell office:value-type="float" office:value="4847.2" calcext:value-type="float">
            <text:p>4847.2</text:p>
          </table:table-cell>
          <table:table-cell office:value-type="float" office:value="1513.211" calcext:value-type="float">
            <text:p>1513.211</text:p>
          </table:table-cell>
          <table:table-cell office:value-type="float" office:value="1338.646" calcext:value-type="float">
            <text:p>1338.64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24" calcext:value-type="float">
            <text:p>24</text:p>
          </table:table-cell>
          <table:table-cell office:value-type="float" office:value="4847" calcext:value-type="float">
            <text:p>4847</text:p>
          </table:table-cell>
          <table:table-cell office:value-type="float" office:value="1506.711" calcext:value-type="float">
            <text:p>1506.711</text:p>
          </table:table-cell>
          <table:table-cell office:value-type="float" office:value="1341.09" calcext:value-type="float">
            <text:p>1341.0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25" calcext:value-type="float">
            <text:p>25</text:p>
          </table:table-cell>
          <table:table-cell office:value-type="float" office:value="4847" calcext:value-type="float">
            <text:p>4847</text:p>
          </table:table-cell>
          <table:table-cell office:value-type="float" office:value="1502.428" calcext:value-type="float">
            <text:p>1502.428</text:p>
          </table:table-cell>
          <table:table-cell office:value-type="float" office:value="1341.763" calcext:value-type="float">
            <text:p>1341.76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26" calcext:value-type="float">
            <text:p>26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97.354" calcext:value-type="float">
            <text:p>1497.354</text:p>
          </table:table-cell>
          <table:table-cell office:value-type="float" office:value="1340.744" calcext:value-type="float">
            <text:p>1340.74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27" calcext:value-type="float">
            <text:p>27</text:p>
          </table:table-cell>
          <table:table-cell office:value-type="float" office:value="4846.8" calcext:value-type="float">
            <text:p>4846.8</text:p>
          </table:table-cell>
          <table:table-cell office:value-type="float" office:value="1491.535" calcext:value-type="float">
            <text:p>1491.535</text:p>
          </table:table-cell>
          <table:table-cell office:value-type="float" office:value="1339.578" calcext:value-type="float">
            <text:p>1339.57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28" calcext:value-type="float">
            <text:p>28</text:p>
          </table:table-cell>
          <table:table-cell office:value-type="float" office:value="4847.3" calcext:value-type="float">
            <text:p>4847.3</text:p>
          </table:table-cell>
          <table:table-cell office:value-type="float" office:value="1487.125" calcext:value-type="float">
            <text:p>1487.125</text:p>
          </table:table-cell>
          <table:table-cell office:value-type="float" office:value="1332.008" calcext:value-type="float">
            <text:p>1332.00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29" calcext:value-type="float">
            <text:p>29</text:p>
          </table:table-cell>
          <table:table-cell office:value-type="float" office:value="4847.2" calcext:value-type="float">
            <text:p>4847.2</text:p>
          </table:table-cell>
          <table:table-cell office:value-type="float" office:value="1480.851" calcext:value-type="float">
            <text:p>1480.851</text:p>
          </table:table-cell>
          <table:table-cell office:value-type="float" office:value="1330.79" calcext:value-type="float">
            <text:p>1330.7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30" calcext:value-type="float">
            <text:p>30</text:p>
          </table:table-cell>
          <table:table-cell office:value-type="float" office:value="4847.2" calcext:value-type="float">
            <text:p>4847.2</text:p>
          </table:table-cell>
          <table:table-cell office:value-type="float" office:value="1475.595" calcext:value-type="float">
            <text:p>1475.595</text:p>
          </table:table-cell>
          <table:table-cell office:value-type="float" office:value="1332.402" calcext:value-type="float">
            <text:p>1332.40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31" calcext:value-type="float">
            <text:p>31</text:p>
          </table:table-cell>
          <table:table-cell office:value-type="float" office:value="4847" calcext:value-type="float">
            <text:p>4847</text:p>
          </table:table-cell>
          <table:table-cell office:value-type="float" office:value="1471.05" calcext:value-type="float">
            <text:p>1471.05</text:p>
          </table:table-cell>
          <table:table-cell office:value-type="float" office:value="1330.283" calcext:value-type="float">
            <text:p>1330.28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32" calcext:value-type="float">
            <text:p>32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70.802" calcext:value-type="float">
            <text:p>1470.802</text:p>
          </table:table-cell>
          <table:table-cell office:value-type="float" office:value="1322.074" calcext:value-type="float">
            <text:p>1322.07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33" calcext:value-type="float">
            <text:p>33</text:p>
          </table:table-cell>
          <table:table-cell office:value-type="float" office:value="4847" calcext:value-type="float">
            <text:p>4847</text:p>
          </table:table-cell>
          <table:table-cell office:value-type="float" office:value="1462.868" calcext:value-type="float">
            <text:p>1462.868</text:p>
          </table:table-cell>
          <table:table-cell office:value-type="float" office:value="1314.791" calcext:value-type="float">
            <text:p>1314.79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34" calcext:value-type="float">
            <text:p>34</text:p>
          </table:table-cell>
          <table:table-cell office:value-type="float" office:value="4847.2" calcext:value-type="float">
            <text:p>4847.2</text:p>
          </table:table-cell>
          <table:table-cell office:value-type="float" office:value="1460.163" calcext:value-type="float">
            <text:p>1460.163</text:p>
          </table:table-cell>
          <table:table-cell office:value-type="float" office:value="1320.369" calcext:value-type="float">
            <text:p>1320.36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35" calcext:value-type="float">
            <text:p>35</text:p>
          </table:table-cell>
          <table:table-cell office:value-type="float" office:value="4846.9" calcext:value-type="float">
            <text:p>4846.9</text:p>
          </table:table-cell>
          <table:table-cell office:value-type="float" office:value="1455.59" calcext:value-type="float">
            <text:p>1455.59</text:p>
          </table:table-cell>
          <table:table-cell office:value-type="float" office:value="1318.04" calcext:value-type="float">
            <text:p>1318.0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36" calcext:value-type="float">
            <text:p>36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52.28" calcext:value-type="float">
            <text:p>1452.28</text:p>
          </table:table-cell>
          <table:table-cell office:value-type="float" office:value="1311.351" calcext:value-type="float">
            <text:p>1311.35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37" calcext:value-type="float">
            <text:p>37</text:p>
          </table:table-cell>
          <table:table-cell office:value-type="float" office:value="4847.3" calcext:value-type="float">
            <text:p>4847.3</text:p>
          </table:table-cell>
          <table:table-cell office:value-type="float" office:value="1447.753" calcext:value-type="float">
            <text:p>1447.753</text:p>
          </table:table-cell>
          <table:table-cell office:value-type="float" office:value="1314.56" calcext:value-type="float">
            <text:p>1314.5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38" calcext:value-type="float">
            <text:p>38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44.119" calcext:value-type="float">
            <text:p>1444.119</text:p>
          </table:table-cell>
          <table:table-cell office:value-type="float" office:value="1311.252" calcext:value-type="float">
            <text:p>1311.25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39" calcext:value-type="float">
            <text:p>39</text:p>
          </table:table-cell>
          <table:table-cell office:value-type="float" office:value="4847.2" calcext:value-type="float">
            <text:p>4847.2</text:p>
          </table:table-cell>
          <table:table-cell office:value-type="float" office:value="1440.778" calcext:value-type="float">
            <text:p>1440.778</text:p>
          </table:table-cell>
          <table:table-cell office:value-type="float" office:value="1309.435" calcext:value-type="float">
            <text:p>1309.43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40" calcext:value-type="float">
            <text:p>40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37.929" calcext:value-type="float">
            <text:p>1437.929</text:p>
          </table:table-cell>
          <table:table-cell office:value-type="float" office:value="1309.556" calcext:value-type="float">
            <text:p>1309.55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41" calcext:value-type="float">
            <text:p>41</text:p>
          </table:table-cell>
          <table:table-cell office:value-type="float" office:value="4846.9" calcext:value-type="float">
            <text:p>4846.9</text:p>
          </table:table-cell>
          <table:table-cell office:value-type="float" office:value="1436.452" calcext:value-type="float">
            <text:p>1436.452</text:p>
          </table:table-cell>
          <table:table-cell office:value-type="float" office:value="1312.667" calcext:value-type="float">
            <text:p>1312.667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42" calcext:value-type="float">
            <text:p>42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32.883" calcext:value-type="float">
            <text:p>1432.883</text:p>
          </table:table-cell>
          <table:table-cell office:value-type="float" office:value="1302.682" calcext:value-type="float">
            <text:p>1302.68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43" calcext:value-type="float">
            <text:p>43</text:p>
          </table:table-cell>
          <table:table-cell office:value-type="float" office:value="4846.8" calcext:value-type="float">
            <text:p>4846.8</text:p>
          </table:table-cell>
          <table:table-cell office:value-type="float" office:value="1427.809" calcext:value-type="float">
            <text:p>1427.809</text:p>
          </table:table-cell>
          <table:table-cell office:value-type="float" office:value="1307.55" calcext:value-type="float">
            <text:p>1307.5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44" calcext:value-type="float">
            <text:p>44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26.315" calcext:value-type="float">
            <text:p>1426.315</text:p>
          </table:table-cell>
          <table:table-cell office:value-type="float" office:value="1305.022" calcext:value-type="float">
            <text:p>1305.02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45" calcext:value-type="float">
            <text:p>45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23.128" calcext:value-type="float">
            <text:p>1423.128</text:p>
          </table:table-cell>
          <table:table-cell office:value-type="float" office:value="1301.971" calcext:value-type="float">
            <text:p>1301.97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46" calcext:value-type="float">
            <text:p>46</text:p>
          </table:table-cell>
          <table:table-cell office:value-type="float" office:value="4847.2" calcext:value-type="float">
            <text:p>4847.2</text:p>
          </table:table-cell>
          <table:table-cell office:value-type="float" office:value="1420.569" calcext:value-type="float">
            <text:p>1420.569</text:p>
          </table:table-cell>
          <table:table-cell office:value-type="float" office:value="1302.791" calcext:value-type="float">
            <text:p>1302.79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47" calcext:value-type="float">
            <text:p>47</text:p>
          </table:table-cell>
          <table:table-cell office:value-type="float" office:value="4847.3" calcext:value-type="float">
            <text:p>4847.3</text:p>
          </table:table-cell>
          <table:table-cell office:value-type="float" office:value="1418.39" calcext:value-type="float">
            <text:p>1418.39</text:p>
          </table:table-cell>
          <table:table-cell office:value-type="float" office:value="1298.454" calcext:value-type="float">
            <text:p>1298.45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48" calcext:value-type="float">
            <text:p>48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13.647" calcext:value-type="float">
            <text:p>1413.647</text:p>
          </table:table-cell>
          <table:table-cell office:value-type="float" office:value="1294.347" calcext:value-type="float">
            <text:p>1294.34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49" calcext:value-type="float">
            <text:p>49</text:p>
          </table:table-cell>
          <table:table-cell office:value-type="float" office:value="4847" calcext:value-type="float">
            <text:p>4847</text:p>
          </table:table-cell>
          <table:table-cell office:value-type="float" office:value="1412.03" calcext:value-type="float">
            <text:p>1412.03</text:p>
          </table:table-cell>
          <table:table-cell office:value-type="float" office:value="1302.446" calcext:value-type="float">
            <text:p>1302.44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50" calcext:value-type="float">
            <text:p>50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09.114" calcext:value-type="float">
            <text:p>1409.114</text:p>
          </table:table-cell>
          <table:table-cell office:value-type="float" office:value="1294.544" calcext:value-type="float">
            <text:p>1294.54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51" calcext:value-type="float">
            <text:p>51</text:p>
          </table:table-cell>
          <table:table-cell office:value-type="float" office:value="4847.3" calcext:value-type="float">
            <text:p>4847.3</text:p>
          </table:table-cell>
          <table:table-cell office:value-type="float" office:value="1405.555" calcext:value-type="float">
            <text:p>1405.555</text:p>
          </table:table-cell>
          <table:table-cell office:value-type="float" office:value="1297.686" calcext:value-type="float">
            <text:p>1297.68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52" calcext:value-type="float">
            <text:p>52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06.719" calcext:value-type="float">
            <text:p>1406.719</text:p>
          </table:table-cell>
          <table:table-cell office:value-type="float" office:value="1302.157" calcext:value-type="float">
            <text:p>1302.157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53" calcext:value-type="float">
            <text:p>53</text:p>
          </table:table-cell>
          <table:table-cell office:value-type="float" office:value="4847.2" calcext:value-type="float">
            <text:p>4847.2</text:p>
          </table:table-cell>
          <table:table-cell office:value-type="float" office:value="1403.94" calcext:value-type="float">
            <text:p>1403.94</text:p>
          </table:table-cell>
          <table:table-cell office:value-type="float" office:value="1290.958" calcext:value-type="float">
            <text:p>1290.95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54" calcext:value-type="float">
            <text:p>54</text:p>
          </table:table-cell>
          <table:table-cell office:value-type="float" office:value="4847.2" calcext:value-type="float">
            <text:p>4847.2</text:p>
          </table:table-cell>
          <table:table-cell office:value-type="float" office:value="1400.61" calcext:value-type="float">
            <text:p>1400.61</text:p>
          </table:table-cell>
          <table:table-cell office:value-type="float" office:value="1287.221" calcext:value-type="float">
            <text:p>1287.22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55" calcext:value-type="float">
            <text:p>55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98.537" calcext:value-type="float">
            <text:p>1398.537</text:p>
          </table:table-cell>
          <table:table-cell office:value-type="float" office:value="1299.44" calcext:value-type="float">
            <text:p>1299.4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56" calcext:value-type="float">
            <text:p>56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96.916" calcext:value-type="float">
            <text:p>1396.916</text:p>
          </table:table-cell>
          <table:table-cell office:value-type="float" office:value="1293.05" calcext:value-type="float">
            <text:p>1293.0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57" calcext:value-type="float">
            <text:p>57</text:p>
          </table:table-cell>
          <table:table-cell office:value-type="float" office:value="4847.3" calcext:value-type="float">
            <text:p>4847.3</text:p>
          </table:table-cell>
          <table:table-cell office:value-type="float" office:value="1393.173" calcext:value-type="float">
            <text:p>1393.173</text:p>
          </table:table-cell>
          <table:table-cell office:value-type="float" office:value="1290.556" calcext:value-type="float">
            <text:p>1290.55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58" calcext:value-type="float">
            <text:p>58</text:p>
          </table:table-cell>
          <table:table-cell office:value-type="float" office:value="4847" calcext:value-type="float">
            <text:p>4847</text:p>
          </table:table-cell>
          <table:table-cell office:value-type="float" office:value="1390.776" calcext:value-type="float">
            <text:p>1390.776</text:p>
          </table:table-cell>
          <table:table-cell office:value-type="float" office:value="1295.485" calcext:value-type="float">
            <text:p>1295.48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59" calcext:value-type="float">
            <text:p>59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89.525" calcext:value-type="float">
            <text:p>1389.525</text:p>
          </table:table-cell>
          <table:table-cell office:value-type="float" office:value="1290.886" calcext:value-type="float">
            <text:p>1290.88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60" calcext:value-type="float">
            <text:p>60</text:p>
          </table:table-cell>
          <table:table-cell office:value-type="float" office:value="4847.3" calcext:value-type="float">
            <text:p>4847.3</text:p>
          </table:table-cell>
          <table:table-cell office:value-type="float" office:value="1387.495" calcext:value-type="float">
            <text:p>1387.495</text:p>
          </table:table-cell>
          <table:table-cell office:value-type="float" office:value="1290.729" calcext:value-type="float">
            <text:p>1290.72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61" calcext:value-type="float">
            <text:p>61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86.998" calcext:value-type="float">
            <text:p>1386.998</text:p>
          </table:table-cell>
          <table:table-cell office:value-type="float" office:value="1286.594" calcext:value-type="float">
            <text:p>1286.59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62" calcext:value-type="float">
            <text:p>62</text:p>
          </table:table-cell>
          <table:table-cell office:value-type="float" office:value="4846.8" calcext:value-type="float">
            <text:p>4846.8</text:p>
          </table:table-cell>
          <table:table-cell office:value-type="float" office:value="1384.142" calcext:value-type="float">
            <text:p>1384.142</text:p>
          </table:table-cell>
          <table:table-cell office:value-type="float" office:value="1287.835" calcext:value-type="float">
            <text:p>1287.83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63" calcext:value-type="float">
            <text:p>63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80.594" calcext:value-type="float">
            <text:p>1380.594</text:p>
          </table:table-cell>
          <table:table-cell office:value-type="float" office:value="1294.225" calcext:value-type="float">
            <text:p>1294.22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64" calcext:value-type="float">
            <text:p>64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79.837" calcext:value-type="float">
            <text:p>1379.837</text:p>
          </table:table-cell>
          <table:table-cell office:value-type="float" office:value="1285.928" calcext:value-type="float">
            <text:p>1285.92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65" calcext:value-type="float">
            <text:p>65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77.573" calcext:value-type="float">
            <text:p>1377.573</text:p>
          </table:table-cell>
          <table:table-cell office:value-type="float" office:value="1290.857" calcext:value-type="float">
            <text:p>1290.857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66" calcext:value-type="float">
            <text:p>66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76.07" calcext:value-type="float">
            <text:p>1376.07</text:p>
          </table:table-cell>
          <table:table-cell office:value-type="float" office:value="1292.012" calcext:value-type="float">
            <text:p>1292.01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67" calcext:value-type="float">
            <text:p>67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74.104" calcext:value-type="float">
            <text:p>1374.104</text:p>
          </table:table-cell>
          <table:table-cell office:value-type="float" office:value="1289.588" calcext:value-type="float">
            <text:p>1289.58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68" calcext:value-type="float">
            <text:p>68</text:p>
          </table:table-cell>
          <table:table-cell office:value-type="float" office:value="4847" calcext:value-type="float">
            <text:p>4847</text:p>
          </table:table-cell>
          <table:table-cell office:value-type="float" office:value="1372.345" calcext:value-type="float">
            <text:p>1372.345</text:p>
          </table:table-cell>
          <table:table-cell office:value-type="float" office:value="1284.382" calcext:value-type="float">
            <text:p>1284.38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69" calcext:value-type="float">
            <text:p>69</text:p>
          </table:table-cell>
          <table:table-cell office:value-type="float" office:value="4847" calcext:value-type="float">
            <text:p>4847</text:p>
          </table:table-cell>
          <table:table-cell office:value-type="float" office:value="1371.961" calcext:value-type="float">
            <text:p>1371.961</text:p>
          </table:table-cell>
          <table:table-cell office:value-type="float" office:value="1288.336" calcext:value-type="float">
            <text:p>1288.33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70" calcext:value-type="float">
            <text:p>70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70.101" calcext:value-type="float">
            <text:p>1370.101</text:p>
          </table:table-cell>
          <table:table-cell office:value-type="float" office:value="1279.423" calcext:value-type="float">
            <text:p>1279.42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71" calcext:value-type="float">
            <text:p>71</text:p>
          </table:table-cell>
          <table:table-cell office:value-type="float" office:value="4847.1" calcext:value-type="float">
            <text:p>4847.1</text:p>
          </table:table-cell>
          <table:table-cell office:value-type="float" office:value="1367.091" calcext:value-type="float">
            <text:p>1367.091</text:p>
          </table:table-cell>
          <table:table-cell office:value-type="float" office:value="1281.451" calcext:value-type="float">
            <text:p>1281.45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72" calcext:value-type="float">
            <text:p>72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65.141" calcext:value-type="float">
            <text:p>1365.141</text:p>
          </table:table-cell>
          <table:table-cell office:value-type="float" office:value="1285.311" calcext:value-type="float">
            <text:p>1285.31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73" calcext:value-type="float">
            <text:p>73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63.78" calcext:value-type="float">
            <text:p>1363.78</text:p>
          </table:table-cell>
          <table:table-cell office:value-type="float" office:value="1282.05" calcext:value-type="float">
            <text:p>1282.0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74" calcext:value-type="float">
            <text:p>74</text:p>
          </table:table-cell>
          <table:table-cell office:value-type="float" office:value="4847" calcext:value-type="float">
            <text:p>4847</text:p>
          </table:table-cell>
          <table:table-cell office:value-type="float" office:value="1362.827" calcext:value-type="float">
            <text:p>1362.827</text:p>
          </table:table-cell>
          <table:table-cell office:value-type="float" office:value="1284.039" calcext:value-type="float">
            <text:p>1284.03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75" calcext:value-type="float">
            <text:p>75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63.077" calcext:value-type="float">
            <text:p>1363.077</text:p>
          </table:table-cell>
          <table:table-cell office:value-type="float" office:value="1297.496" calcext:value-type="float">
            <text:p>1297.49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76" calcext:value-type="float">
            <text:p>76</text:p>
          </table:table-cell>
          <table:table-cell office:value-type="float" office:value="4846.7" calcext:value-type="float">
            <text:p>4846.7</text:p>
          </table:table-cell>
          <table:table-cell office:value-type="float" office:value="1361.848" calcext:value-type="float">
            <text:p>1361.848</text:p>
          </table:table-cell>
          <table:table-cell office:value-type="float" office:value="1278.555" calcext:value-type="float">
            <text:p>1278.55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77" calcext:value-type="float">
            <text:p>77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58.241" calcext:value-type="float">
            <text:p>1358.241</text:p>
          </table:table-cell>
          <table:table-cell office:value-type="float" office:value="1284.961" calcext:value-type="float">
            <text:p>1284.96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78" calcext:value-type="float">
            <text:p>78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55.935" calcext:value-type="float">
            <text:p>1355.935</text:p>
          </table:table-cell>
          <table:table-cell office:value-type="float" office:value="1287.762" calcext:value-type="float">
            <text:p>1287.76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79" calcext:value-type="float">
            <text:p>79</text:p>
          </table:table-cell>
          <table:table-cell office:value-type="float" office:value="4847.1" calcext:value-type="float">
            <text:p>4847.1</text:p>
          </table:table-cell>
          <table:table-cell office:value-type="float" office:value="1355.73" calcext:value-type="float">
            <text:p>1355.73</text:p>
          </table:table-cell>
          <table:table-cell office:value-type="float" office:value="1283.486" calcext:value-type="float">
            <text:p>1283.48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80" calcext:value-type="float">
            <text:p>80</text:p>
          </table:table-cell>
          <table:table-cell office:value-type="float" office:value="4847.1" calcext:value-type="float">
            <text:p>4847.1</text:p>
          </table:table-cell>
          <table:table-cell office:value-type="float" office:value="1353.866" calcext:value-type="float">
            <text:p>1353.866</text:p>
          </table:table-cell>
          <table:table-cell office:value-type="float" office:value="1282.065" calcext:value-type="float">
            <text:p>1282.06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81" calcext:value-type="float">
            <text:p>81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51.511" calcext:value-type="float">
            <text:p>1351.511</text:p>
          </table:table-cell>
          <table:table-cell office:value-type="float" office:value="1280.071" calcext:value-type="float">
            <text:p>1280.07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82" calcext:value-type="float">
            <text:p>82</text:p>
          </table:table-cell>
          <table:table-cell office:value-type="float" office:value="4847.1" calcext:value-type="float">
            <text:p>4847.1</text:p>
          </table:table-cell>
          <table:table-cell office:value-type="float" office:value="1349.73" calcext:value-type="float">
            <text:p>1349.73</text:p>
          </table:table-cell>
          <table:table-cell office:value-type="float" office:value="1284.799" calcext:value-type="float">
            <text:p>1284.79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83" calcext:value-type="float">
            <text:p>83</text:p>
          </table:table-cell>
          <table:table-cell office:value-type="float" office:value="4847" calcext:value-type="float">
            <text:p>4847</text:p>
          </table:table-cell>
          <table:table-cell office:value-type="float" office:value="1349.442" calcext:value-type="float">
            <text:p>1349.442</text:p>
          </table:table-cell>
          <table:table-cell office:value-type="float" office:value="1285.848" calcext:value-type="float">
            <text:p>1285.84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84" calcext:value-type="float">
            <text:p>84</text:p>
          </table:table-cell>
          <table:table-cell office:value-type="float" office:value="4847" calcext:value-type="float">
            <text:p>4847</text:p>
          </table:table-cell>
          <table:table-cell office:value-type="float" office:value="1348.745" calcext:value-type="float">
            <text:p>1348.745</text:p>
          </table:table-cell>
          <table:table-cell office:value-type="float" office:value="1280.064" calcext:value-type="float">
            <text:p>1280.06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85" calcext:value-type="float">
            <text:p>85</text:p>
          </table:table-cell>
          <table:table-cell office:value-type="float" office:value="4847.1" calcext:value-type="float">
            <text:p>4847.1</text:p>
          </table:table-cell>
          <table:table-cell office:value-type="float" office:value="1347.242" calcext:value-type="float">
            <text:p>1347.242</text:p>
          </table:table-cell>
          <table:table-cell office:value-type="float" office:value="1279.321" calcext:value-type="float">
            <text:p>1279.32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86" calcext:value-type="float">
            <text:p>86</text:p>
          </table:table-cell>
          <table:table-cell office:value-type="float" office:value="4846.8" calcext:value-type="float">
            <text:p>4846.8</text:p>
          </table:table-cell>
          <table:table-cell office:value-type="float" office:value="1344.725" calcext:value-type="float">
            <text:p>1344.725</text:p>
          </table:table-cell>
          <table:table-cell office:value-type="float" office:value="1278.428" calcext:value-type="float">
            <text:p>1278.42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87" calcext:value-type="float">
            <text:p>87</text:p>
          </table:table-cell>
          <table:table-cell office:value-type="float" office:value="4847" calcext:value-type="float">
            <text:p>4847</text:p>
          </table:table-cell>
          <table:table-cell office:value-type="float" office:value="1344.852" calcext:value-type="float">
            <text:p>1344.852</text:p>
          </table:table-cell>
          <table:table-cell office:value-type="float" office:value="1283.076" calcext:value-type="float">
            <text:p>1283.0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88" calcext:value-type="float">
            <text:p>88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42.25" calcext:value-type="float">
            <text:p>1342.25</text:p>
          </table:table-cell>
          <table:table-cell office:value-type="float" office:value="1275.38" calcext:value-type="float">
            <text:p>1275.3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89" calcext:value-type="float">
            <text:p>89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41.4" calcext:value-type="float">
            <text:p>1341.4</text:p>
          </table:table-cell>
          <table:table-cell office:value-type="float" office:value="1276.563" calcext:value-type="float">
            <text:p>1276.56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90" calcext:value-type="float">
            <text:p>90</text:p>
          </table:table-cell>
          <table:table-cell office:value-type="float" office:value="4847.3" calcext:value-type="float">
            <text:p>4847.3</text:p>
          </table:table-cell>
          <table:table-cell office:value-type="float" office:value="1343.174" calcext:value-type="float">
            <text:p>1343.174</text:p>
          </table:table-cell>
          <table:table-cell office:value-type="float" office:value="1283.1" calcext:value-type="float">
            <text:p>1283.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91" calcext:value-type="float">
            <text:p>91</text:p>
          </table:table-cell>
          <table:table-cell office:value-type="float" office:value="4847" calcext:value-type="float">
            <text:p>4847</text:p>
          </table:table-cell>
          <table:table-cell office:value-type="float" office:value="1340.069" calcext:value-type="float">
            <text:p>1340.069</text:p>
          </table:table-cell>
          <table:table-cell office:value-type="float" office:value="1278.372" calcext:value-type="float">
            <text:p>1278.37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92" calcext:value-type="float">
            <text:p>92</text:p>
          </table:table-cell>
          <table:table-cell office:value-type="float" office:value="4847.1" calcext:value-type="float">
            <text:p>4847.1</text:p>
          </table:table-cell>
          <table:table-cell office:value-type="float" office:value="1338.938" calcext:value-type="float">
            <text:p>1338.938</text:p>
          </table:table-cell>
          <table:table-cell office:value-type="float" office:value="1271.047" calcext:value-type="float">
            <text:p>1271.04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93" calcext:value-type="float">
            <text:p>93</text:p>
          </table:table-cell>
          <table:table-cell office:value-type="float" office:value="4846.8" calcext:value-type="float">
            <text:p>4846.8</text:p>
          </table:table-cell>
          <table:table-cell office:value-type="float" office:value="1337.342" calcext:value-type="float">
            <text:p>1337.342</text:p>
          </table:table-cell>
          <table:table-cell office:value-type="float" office:value="1277.034" calcext:value-type="float">
            <text:p>1277.03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94" calcext:value-type="float">
            <text:p>94</text:p>
          </table:table-cell>
          <table:table-cell office:value-type="float" office:value="4847" calcext:value-type="float">
            <text:p>4847</text:p>
          </table:table-cell>
          <table:table-cell office:value-type="float" office:value="1336.479" calcext:value-type="float">
            <text:p>1336.479</text:p>
          </table:table-cell>
          <table:table-cell office:value-type="float" office:value="1281.61" calcext:value-type="float">
            <text:p>1281.6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95" calcext:value-type="float">
            <text:p>95</text:p>
          </table:table-cell>
          <table:table-cell office:value-type="float" office:value="4846.8" calcext:value-type="float">
            <text:p>4846.8</text:p>
          </table:table-cell>
          <table:table-cell office:value-type="float" office:value="1334.506" calcext:value-type="float">
            <text:p>1334.506</text:p>
          </table:table-cell>
          <table:table-cell office:value-type="float" office:value="1277.204" calcext:value-type="float">
            <text:p>1277.20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96" calcext:value-type="float">
            <text:p>96</text:p>
          </table:table-cell>
          <table:table-cell office:value-type="float" office:value="4847" calcext:value-type="float">
            <text:p>4847</text:p>
          </table:table-cell>
          <table:table-cell office:value-type="float" office:value="1334.167" calcext:value-type="float">
            <text:p>1334.167</text:p>
          </table:table-cell>
          <table:table-cell office:value-type="float" office:value="1286.916" calcext:value-type="float">
            <text:p>1286.91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97" calcext:value-type="float">
            <text:p>97</text:p>
          </table:table-cell>
          <table:table-cell office:value-type="float" office:value="4839.2" calcext:value-type="float">
            <text:p>4839.2</text:p>
          </table:table-cell>
          <table:table-cell office:value-type="float" office:value="1333.95" calcext:value-type="float">
            <text:p>1333.95</text:p>
          </table:table-cell>
          <table:table-cell office:value-type="float" office:value="1277.23" calcext:value-type="float">
            <text:p>1277.2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98" calcext:value-type="float">
            <text:p>98</text:p>
          </table:table-cell>
          <table:table-cell office:value-type="float" office:value="4838.9" calcext:value-type="float">
            <text:p>4838.9</text:p>
          </table:table-cell>
          <table:table-cell office:value-type="float" office:value="1332.094" calcext:value-type="float">
            <text:p>1332.094</text:p>
          </table:table-cell>
          <table:table-cell office:value-type="float" office:value="1274.689" calcext:value-type="float">
            <text:p>1274.68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99" calcext:value-type="float">
            <text:p>99</text:p>
          </table:table-cell>
          <table:table-cell office:value-type="float" office:value="4838.9" calcext:value-type="float">
            <text:p>4838.9</text:p>
          </table:table-cell>
          <table:table-cell office:value-type="float" office:value="1330.199" calcext:value-type="float">
            <text:p>1330.199</text:p>
          </table:table-cell>
          <table:table-cell office:value-type="float" office:value="1274.958" calcext:value-type="float">
            <text:p>1274.95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00" calcext:value-type="float">
            <text:p>100</text:p>
          </table:table-cell>
          <table:table-cell office:value-type="float" office:value="4838.9" calcext:value-type="float">
            <text:p>4838.9</text:p>
          </table:table-cell>
          <table:table-cell office:value-type="float" office:value="1328.925" calcext:value-type="float">
            <text:p>1328.925</text:p>
          </table:table-cell>
          <table:table-cell office:value-type="float" office:value="1275.213" calcext:value-type="float">
            <text:p>1275.21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01" calcext:value-type="float">
            <text:p>101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28.749" calcext:value-type="float">
            <text:p>1328.749</text:p>
          </table:table-cell>
          <table:table-cell office:value-type="float" office:value="1278.339" calcext:value-type="float">
            <text:p>1278.33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02" calcext:value-type="float">
            <text:p>102</text:p>
          </table:table-cell>
          <table:table-cell office:value-type="float" office:value="4838.6" calcext:value-type="float">
            <text:p>4838.6</text:p>
          </table:table-cell>
          <table:table-cell office:value-type="float" office:value="1325.801" calcext:value-type="float">
            <text:p>1325.801</text:p>
          </table:table-cell>
          <table:table-cell office:value-type="float" office:value="1278.71" calcext:value-type="float">
            <text:p>1278.7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03" calcext:value-type="float">
            <text:p>103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26.356" calcext:value-type="float">
            <text:p>1326.356</text:p>
          </table:table-cell>
          <table:table-cell office:value-type="float" office:value="1275.138" calcext:value-type="float">
            <text:p>1275.1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04" calcext:value-type="float">
            <text:p>104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25.657" calcext:value-type="float">
            <text:p>1325.657</text:p>
          </table:table-cell>
          <table:table-cell office:value-type="float" office:value="1275.041" calcext:value-type="float">
            <text:p>1275.04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05" calcext:value-type="float">
            <text:p>105</text:p>
          </table:table-cell>
          <table:table-cell office:value-type="float" office:value="4838.9" calcext:value-type="float">
            <text:p>4838.9</text:p>
          </table:table-cell>
          <table:table-cell office:value-type="float" office:value="1324.263" calcext:value-type="float">
            <text:p>1324.263</text:p>
          </table:table-cell>
          <table:table-cell office:value-type="float" office:value="1276.954" calcext:value-type="float">
            <text:p>1276.95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06" calcext:value-type="float">
            <text:p>106</text:p>
          </table:table-cell>
          <table:table-cell office:value-type="float" office:value="4838.6" calcext:value-type="float">
            <text:p>4838.6</text:p>
          </table:table-cell>
          <table:table-cell office:value-type="float" office:value="1321.558" calcext:value-type="float">
            <text:p>1321.558</text:p>
          </table:table-cell>
          <table:table-cell office:value-type="float" office:value="1275.902" calcext:value-type="float">
            <text:p>1275.90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07" calcext:value-type="float">
            <text:p>107</text:p>
          </table:table-cell>
          <table:table-cell office:value-type="float" office:value="4838.8" calcext:value-type="float">
            <text:p>4838.8</text:p>
          </table:table-cell>
          <table:table-cell office:value-type="float" office:value="1322.831" calcext:value-type="float">
            <text:p>1322.831</text:p>
          </table:table-cell>
          <table:table-cell office:value-type="float" office:value="1274.2" calcext:value-type="float">
            <text:p>1274.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08" calcext:value-type="float">
            <text:p>108</text:p>
          </table:table-cell>
          <table:table-cell office:value-type="float" office:value="4838.6" calcext:value-type="float">
            <text:p>4838.6</text:p>
          </table:table-cell>
          <table:table-cell office:value-type="float" office:value="1322.419" calcext:value-type="float">
            <text:p>1322.419</text:p>
          </table:table-cell>
          <table:table-cell office:value-type="float" office:value="1275.999" calcext:value-type="float">
            <text:p>1275.99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09" calcext:value-type="float">
            <text:p>109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20.097" calcext:value-type="float">
            <text:p>1320.097</text:p>
          </table:table-cell>
          <table:table-cell office:value-type="float" office:value="1282.735" calcext:value-type="float">
            <text:p>1282.73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10" calcext:value-type="float">
            <text:p>110</text:p>
          </table:table-cell>
          <table:table-cell office:value-type="float" office:value="4839" calcext:value-type="float">
            <text:p>4839</text:p>
          </table:table-cell>
          <table:table-cell office:value-type="float" office:value="1320.598" calcext:value-type="float">
            <text:p>1320.598</text:p>
          </table:table-cell>
          <table:table-cell office:value-type="float" office:value="1276.354" calcext:value-type="float">
            <text:p>1276.35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11" calcext:value-type="float">
            <text:p>111</text:p>
          </table:table-cell>
          <table:table-cell office:value-type="float" office:value="4838.5" calcext:value-type="float">
            <text:p>4838.5</text:p>
          </table:table-cell>
          <table:table-cell office:value-type="float" office:value="1317.851" calcext:value-type="float">
            <text:p>1317.851</text:p>
          </table:table-cell>
          <table:table-cell office:value-type="float" office:value="1272.821" calcext:value-type="float">
            <text:p>1272.82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12" calcext:value-type="float">
            <text:p>112</text:p>
          </table:table-cell>
          <table:table-cell office:value-type="float" office:value="4838.6" calcext:value-type="float">
            <text:p>4838.6</text:p>
          </table:table-cell>
          <table:table-cell office:value-type="float" office:value="1317.781" calcext:value-type="float">
            <text:p>1317.781</text:p>
          </table:table-cell>
          <table:table-cell office:value-type="float" office:value="1272.531" calcext:value-type="float">
            <text:p>1272.53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13" calcext:value-type="float">
            <text:p>113</text:p>
          </table:table-cell>
          <table:table-cell office:value-type="float" office:value="4838.8" calcext:value-type="float">
            <text:p>4838.8</text:p>
          </table:table-cell>
          <table:table-cell office:value-type="float" office:value="1317.454" calcext:value-type="float">
            <text:p>1317.454</text:p>
          </table:table-cell>
          <table:table-cell office:value-type="float" office:value="1274.344" calcext:value-type="float">
            <text:p>1274.34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14" calcext:value-type="float">
            <text:p>114</text:p>
          </table:table-cell>
          <table:table-cell office:value-type="float" office:value="4838.2" calcext:value-type="float">
            <text:p>4838.2</text:p>
          </table:table-cell>
          <table:table-cell office:value-type="float" office:value="1317.885" calcext:value-type="float">
            <text:p>1317.885</text:p>
          </table:table-cell>
          <table:table-cell office:value-type="float" office:value="1273.954" calcext:value-type="float">
            <text:p>1273.95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15" calcext:value-type="float">
            <text:p>115</text:p>
          </table:table-cell>
          <table:table-cell office:value-type="float" office:value="4839" calcext:value-type="float">
            <text:p>4839</text:p>
          </table:table-cell>
          <table:table-cell office:value-type="float" office:value="1315.451" calcext:value-type="float">
            <text:p>1315.451</text:p>
          </table:table-cell>
          <table:table-cell office:value-type="float" office:value="1274.546" calcext:value-type="float">
            <text:p>1274.54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16" calcext:value-type="float">
            <text:p>116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13.855" calcext:value-type="float">
            <text:p>1313.855</text:p>
          </table:table-cell>
          <table:table-cell office:value-type="float" office:value="1274.113" calcext:value-type="float">
            <text:p>1274.11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17" calcext:value-type="float">
            <text:p>117</text:p>
          </table:table-cell>
          <table:table-cell office:value-type="float" office:value="4838.6" calcext:value-type="float">
            <text:p>4838.6</text:p>
          </table:table-cell>
          <table:table-cell office:value-type="float" office:value="1312.79" calcext:value-type="float">
            <text:p>1312.79</text:p>
          </table:table-cell>
          <table:table-cell office:value-type="float" office:value="1271.745" calcext:value-type="float">
            <text:p>1271.74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18" calcext:value-type="float">
            <text:p>118</text:p>
          </table:table-cell>
          <table:table-cell office:value-type="float" office:value="4838.6" calcext:value-type="float">
            <text:p>4838.6</text:p>
          </table:table-cell>
          <table:table-cell office:value-type="float" office:value="1311.923" calcext:value-type="float">
            <text:p>1311.923</text:p>
          </table:table-cell>
          <table:table-cell office:value-type="float" office:value="1280.698" calcext:value-type="float">
            <text:p>1280.69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19" calcext:value-type="float">
            <text:p>119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14.005" calcext:value-type="float">
            <text:p>1314.005</text:p>
          </table:table-cell>
          <table:table-cell office:value-type="float" office:value="1268.322" calcext:value-type="float">
            <text:p>1268.32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20" calcext:value-type="float">
            <text:p>120</text:p>
          </table:table-cell>
          <table:table-cell office:value-type="float" office:value="4838.6" calcext:value-type="float">
            <text:p>4838.6</text:p>
          </table:table-cell>
          <table:table-cell office:value-type="float" office:value="1308.988" calcext:value-type="float">
            <text:p>1308.988</text:p>
          </table:table-cell>
          <table:table-cell office:value-type="float" office:value="1276.996" calcext:value-type="float">
            <text:p>1276.99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21" calcext:value-type="float">
            <text:p>121</text:p>
          </table:table-cell>
          <table:table-cell office:value-type="float" office:value="4838.9" calcext:value-type="float">
            <text:p>4838.9</text:p>
          </table:table-cell>
          <table:table-cell office:value-type="float" office:value="1308.643" calcext:value-type="float">
            <text:p>1308.643</text:p>
          </table:table-cell>
          <table:table-cell office:value-type="float" office:value="1273.008" calcext:value-type="float">
            <text:p>1273.00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22" calcext:value-type="float">
            <text:p>122</text:p>
          </table:table-cell>
          <table:table-cell office:value-type="float" office:value="4838.9" calcext:value-type="float">
            <text:p>4838.9</text:p>
          </table:table-cell>
          <table:table-cell office:value-type="float" office:value="1307.896" calcext:value-type="float">
            <text:p>1307.896</text:p>
          </table:table-cell>
          <table:table-cell office:value-type="float" office:value="1275.138" calcext:value-type="float">
            <text:p>1275.1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23" calcext:value-type="float">
            <text:p>123</text:p>
          </table:table-cell>
          <table:table-cell office:value-type="float" office:value="4838.8" calcext:value-type="float">
            <text:p>4838.8</text:p>
          </table:table-cell>
          <table:table-cell office:value-type="float" office:value="1309.833" calcext:value-type="float">
            <text:p>1309.833</text:p>
          </table:table-cell>
          <table:table-cell office:value-type="float" office:value="1269.06" calcext:value-type="float">
            <text:p>1269.0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24" calcext:value-type="float">
            <text:p>124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06.095" calcext:value-type="float">
            <text:p>1306.095</text:p>
          </table:table-cell>
          <table:table-cell office:value-type="float" office:value="1275.894" calcext:value-type="float">
            <text:p>1275.89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25" calcext:value-type="float">
            <text:p>125</text:p>
          </table:table-cell>
          <table:table-cell office:value-type="float" office:value="4838.9" calcext:value-type="float">
            <text:p>4838.9</text:p>
          </table:table-cell>
          <table:table-cell office:value-type="float" office:value="1306.575" calcext:value-type="float">
            <text:p>1306.575</text:p>
          </table:table-cell>
          <table:table-cell office:value-type="float" office:value="1270.934" calcext:value-type="float">
            <text:p>1270.93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26" calcext:value-type="float">
            <text:p>126</text:p>
          </table:table-cell>
          <table:table-cell office:value-type="float" office:value="4839" calcext:value-type="float">
            <text:p>4839</text:p>
          </table:table-cell>
          <table:table-cell office:value-type="float" office:value="1306.147" calcext:value-type="float">
            <text:p>1306.147</text:p>
          </table:table-cell>
          <table:table-cell office:value-type="float" office:value="1272.7" calcext:value-type="float">
            <text:p>1272.7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27" calcext:value-type="float">
            <text:p>127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04.921" calcext:value-type="float">
            <text:p>1304.921</text:p>
          </table:table-cell>
          <table:table-cell office:value-type="float" office:value="1276.128" calcext:value-type="float">
            <text:p>1276.12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28" calcext:value-type="float">
            <text:p>128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02.257" calcext:value-type="float">
            <text:p>1302.257</text:p>
          </table:table-cell>
          <table:table-cell office:value-type="float" office:value="1274.475" calcext:value-type="float">
            <text:p>1274.47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29" calcext:value-type="float">
            <text:p>129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05.082" calcext:value-type="float">
            <text:p>1305.082</text:p>
          </table:table-cell>
          <table:table-cell office:value-type="float" office:value="1271.852" calcext:value-type="float">
            <text:p>1271.85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30" calcext:value-type="float">
            <text:p>130</text:p>
          </table:table-cell>
          <table:table-cell office:value-type="float" office:value="4847.7" calcext:value-type="float">
            <text:p>4847.7</text:p>
          </table:table-cell>
          <table:table-cell office:value-type="float" office:value="1300.646" calcext:value-type="float">
            <text:p>1300.646</text:p>
          </table:table-cell>
          <table:table-cell office:value-type="float" office:value="1273.37" calcext:value-type="float">
            <text:p>1273.37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31" calcext:value-type="float">
            <text:p>131</text:p>
          </table:table-cell>
          <table:table-cell office:value-type="float" office:value="4847.7" calcext:value-type="float">
            <text:p>4847.7</text:p>
          </table:table-cell>
          <table:table-cell office:value-type="float" office:value="1303.351" calcext:value-type="float">
            <text:p>1303.351</text:p>
          </table:table-cell>
          <table:table-cell office:value-type="float" office:value="1273.457" calcext:value-type="float">
            <text:p>1273.457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32" calcext:value-type="float">
            <text:p>132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99.806" calcext:value-type="float">
            <text:p>1299.806</text:p>
          </table:table-cell>
          <table:table-cell office:value-type="float" office:value="1277.086" calcext:value-type="float">
            <text:p>1277.08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33" calcext:value-type="float">
            <text:p>133</text:p>
          </table:table-cell>
          <table:table-cell office:value-type="float" office:value="4847.9" calcext:value-type="float">
            <text:p>4847.9</text:p>
          </table:table-cell>
          <table:table-cell office:value-type="float" office:value="1299.982" calcext:value-type="float">
            <text:p>1299.982</text:p>
          </table:table-cell>
          <table:table-cell office:value-type="float" office:value="1273.628" calcext:value-type="float">
            <text:p>1273.62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34" calcext:value-type="float">
            <text:p>134</text:p>
          </table:table-cell>
          <table:table-cell office:value-type="float" office:value="4847.7" calcext:value-type="float">
            <text:p>4847.7</text:p>
          </table:table-cell>
          <table:table-cell office:value-type="float" office:value="1300.223" calcext:value-type="float">
            <text:p>1300.223</text:p>
          </table:table-cell>
          <table:table-cell office:value-type="float" office:value="1270.579" calcext:value-type="float">
            <text:p>1270.5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35" calcext:value-type="float">
            <text:p>135</text:p>
          </table:table-cell>
          <table:table-cell office:value-type="float" office:value="4847.9" calcext:value-type="float">
            <text:p>4847.9</text:p>
          </table:table-cell>
          <table:table-cell office:value-type="float" office:value="1299.315" calcext:value-type="float">
            <text:p>1299.315</text:p>
          </table:table-cell>
          <table:table-cell office:value-type="float" office:value="1277.981" calcext:value-type="float">
            <text:p>1277.98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36" calcext:value-type="float">
            <text:p>136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98.85" calcext:value-type="float">
            <text:p>1298.85</text:p>
          </table:table-cell>
          <table:table-cell office:value-type="float" office:value="1271.329" calcext:value-type="float">
            <text:p>1271.32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37" calcext:value-type="float">
            <text:p>137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97.906" calcext:value-type="float">
            <text:p>1297.906</text:p>
          </table:table-cell>
          <table:table-cell office:value-type="float" office:value="1268.251" calcext:value-type="float">
            <text:p>1268.25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38" calcext:value-type="float">
            <text:p>138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97.479" calcext:value-type="float">
            <text:p>1297.479</text:p>
          </table:table-cell>
          <table:table-cell office:value-type="float" office:value="1268.073" calcext:value-type="float">
            <text:p>1268.07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39" calcext:value-type="float">
            <text:p>139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96.983" calcext:value-type="float">
            <text:p>1296.983</text:p>
          </table:table-cell>
          <table:table-cell office:value-type="float" office:value="1274.984" calcext:value-type="float">
            <text:p>1274.98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40" calcext:value-type="float">
            <text:p>140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94.549" calcext:value-type="float">
            <text:p>1294.549</text:p>
          </table:table-cell>
          <table:table-cell office:value-type="float" office:value="1278.662" calcext:value-type="float">
            <text:p>1278.66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41" calcext:value-type="float">
            <text:p>141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95.162" calcext:value-type="float">
            <text:p>1295.162</text:p>
          </table:table-cell>
          <table:table-cell office:value-type="float" office:value="1270.531" calcext:value-type="float">
            <text:p>1270.53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42" calcext:value-type="float">
            <text:p>142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94.664" calcext:value-type="float">
            <text:p>1294.664</text:p>
          </table:table-cell>
          <table:table-cell office:value-type="float" office:value="1274.323" calcext:value-type="float">
            <text:p>1274.32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43" calcext:value-type="float">
            <text:p>143</text:p>
          </table:table-cell>
          <table:table-cell office:value-type="float" office:value="4847.4" calcext:value-type="float">
            <text:p>4847.4</text:p>
          </table:table-cell>
          <table:table-cell office:value-type="float" office:value="1292.743" calcext:value-type="float">
            <text:p>1292.743</text:p>
          </table:table-cell>
          <table:table-cell office:value-type="float" office:value="1275.389" calcext:value-type="float">
            <text:p>1275.38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44" calcext:value-type="float">
            <text:p>144</text:p>
          </table:table-cell>
          <table:table-cell office:value-type="float" office:value="4847.3" calcext:value-type="float">
            <text:p>4847.3</text:p>
          </table:table-cell>
          <table:table-cell office:value-type="float" office:value="1292.752" calcext:value-type="float">
            <text:p>1292.752</text:p>
          </table:table-cell>
          <table:table-cell office:value-type="float" office:value="1274.939" calcext:value-type="float">
            <text:p>1274.93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45" calcext:value-type="float">
            <text:p>145</text:p>
          </table:table-cell>
          <table:table-cell office:value-type="float" office:value="4848" calcext:value-type="float">
            <text:p>4848</text:p>
          </table:table-cell>
          <table:table-cell office:value-type="float" office:value="1292.225" calcext:value-type="float">
            <text:p>1292.225</text:p>
          </table:table-cell>
          <table:table-cell office:value-type="float" office:value="1266.504" calcext:value-type="float">
            <text:p>1266.50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46" calcext:value-type="float">
            <text:p>146</text:p>
          </table:table-cell>
          <table:table-cell office:value-type="float" office:value="4847.4" calcext:value-type="float">
            <text:p>4847.4</text:p>
          </table:table-cell>
          <table:table-cell office:value-type="float" office:value="1290.988" calcext:value-type="float">
            <text:p>1290.988</text:p>
          </table:table-cell>
          <table:table-cell office:value-type="float" office:value="1272.149" calcext:value-type="float">
            <text:p>1272.14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47" calcext:value-type="float">
            <text:p>147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89.569" calcext:value-type="float">
            <text:p>1289.569</text:p>
          </table:table-cell>
          <table:table-cell office:value-type="float" office:value="1266.771" calcext:value-type="float">
            <text:p>1266.77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48" calcext:value-type="float">
            <text:p>148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89.424" calcext:value-type="float">
            <text:p>1289.424</text:p>
          </table:table-cell>
          <table:table-cell office:value-type="float" office:value="1276.576" calcext:value-type="float">
            <text:p>1276.5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49" calcext:value-type="float">
            <text:p>149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89.92" calcext:value-type="float">
            <text:p>1289.92</text:p>
          </table:table-cell>
          <table:table-cell office:value-type="float" office:value="1272.866" calcext:value-type="float">
            <text:p>1272.86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50" calcext:value-type="float">
            <text:p>150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88.207" calcext:value-type="float">
            <text:p>1288.207</text:p>
          </table:table-cell>
          <table:table-cell office:value-type="float" office:value="1274.341" calcext:value-type="float">
            <text:p>1274.34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51" calcext:value-type="float">
            <text:p>151</text:p>
          </table:table-cell>
          <table:table-cell office:value-type="float" office:value="4847.9" calcext:value-type="float">
            <text:p>4847.9</text:p>
          </table:table-cell>
          <table:table-cell office:value-type="float" office:value="1288.062" calcext:value-type="float">
            <text:p>1288.062</text:p>
          </table:table-cell>
          <table:table-cell office:value-type="float" office:value="1273.761" calcext:value-type="float">
            <text:p>1273.76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52" calcext:value-type="float">
            <text:p>152</text:p>
          </table:table-cell>
          <table:table-cell office:value-type="float" office:value="4848" calcext:value-type="float">
            <text:p>4848</text:p>
          </table:table-cell>
          <table:table-cell office:value-type="float" office:value="1289.09" calcext:value-type="float">
            <text:p>1289.09</text:p>
          </table:table-cell>
          <table:table-cell office:value-type="float" office:value="1271.443" calcext:value-type="float">
            <text:p>1271.44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53" calcext:value-type="float">
            <text:p>153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87.83" calcext:value-type="float">
            <text:p>1287.83</text:p>
          </table:table-cell>
          <table:table-cell office:value-type="float" office:value="1273.95" calcext:value-type="float">
            <text:p>1273.9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54" calcext:value-type="float">
            <text:p>154</text:p>
          </table:table-cell>
          <table:table-cell office:value-type="float" office:value="4847.3" calcext:value-type="float">
            <text:p>4847.3</text:p>
          </table:table-cell>
          <table:table-cell office:value-type="float" office:value="1286.545" calcext:value-type="float">
            <text:p>1286.545</text:p>
          </table:table-cell>
          <table:table-cell office:value-type="float" office:value="1272.149" calcext:value-type="float">
            <text:p>1272.14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55" calcext:value-type="float">
            <text:p>155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87.59" calcext:value-type="float">
            <text:p>1287.59</text:p>
          </table:table-cell>
          <table:table-cell office:value-type="float" office:value="1275.38" calcext:value-type="float">
            <text:p>1275.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56" calcext:value-type="float">
            <text:p>156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84.154" calcext:value-type="float">
            <text:p>1284.154</text:p>
          </table:table-cell>
          <table:table-cell office:value-type="float" office:value="1268.528" calcext:value-type="float">
            <text:p>1268.52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57" calcext:value-type="float">
            <text:p>157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84.661" calcext:value-type="float">
            <text:p>1284.661</text:p>
          </table:table-cell>
          <table:table-cell office:value-type="float" office:value="1272.699" calcext:value-type="float">
            <text:p>1272.69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58" calcext:value-type="float">
            <text:p>158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85.121" calcext:value-type="float">
            <text:p>1285.121</text:p>
          </table:table-cell>
          <table:table-cell office:value-type="float" office:value="1272.179" calcext:value-type="float">
            <text:p>1272.1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59" calcext:value-type="float">
            <text:p>159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83.436" calcext:value-type="float">
            <text:p>1283.436</text:p>
          </table:table-cell>
          <table:table-cell office:value-type="float" office:value="1276.271" calcext:value-type="float">
            <text:p>1276.27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60" calcext:value-type="float">
            <text:p>160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83.848" calcext:value-type="float">
            <text:p>1283.848</text:p>
          </table:table-cell>
          <table:table-cell office:value-type="float" office:value="1271.671" calcext:value-type="float">
            <text:p>1271.67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61" calcext:value-type="float">
            <text:p>161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82.363" calcext:value-type="float">
            <text:p>1282.363</text:p>
          </table:table-cell>
          <table:table-cell office:value-type="float" office:value="1272.941" calcext:value-type="float">
            <text:p>1272.94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62" calcext:value-type="float">
            <text:p>162</text:p>
          </table:table-cell>
          <table:table-cell office:value-type="float" office:value="4847.9" calcext:value-type="float">
            <text:p>4847.9</text:p>
          </table:table-cell>
          <table:table-cell office:value-type="float" office:value="1283.025" calcext:value-type="float">
            <text:p>1283.025</text:p>
          </table:table-cell>
          <table:table-cell office:value-type="float" office:value="1267.49" calcext:value-type="float">
            <text:p>1267.4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63" calcext:value-type="float">
            <text:p>163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81.245" calcext:value-type="float">
            <text:p>1281.245</text:p>
          </table:table-cell>
          <table:table-cell office:value-type="float" office:value="1273.389" calcext:value-type="float">
            <text:p>1273.38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64" calcext:value-type="float">
            <text:p>164</text:p>
          </table:table-cell>
          <table:table-cell office:value-type="float" office:value="4848" calcext:value-type="float">
            <text:p>4848</text:p>
          </table:table-cell>
          <table:table-cell office:value-type="float" office:value="1280.158" calcext:value-type="float">
            <text:p>1280.158</text:p>
          </table:table-cell>
          <table:table-cell office:value-type="float" office:value="1268.045" calcext:value-type="float">
            <text:p>1268.04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65" calcext:value-type="float">
            <text:p>165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80.325" calcext:value-type="float">
            <text:p>1280.325</text:p>
          </table:table-cell>
          <table:table-cell office:value-type="float" office:value="1268.787" calcext:value-type="float">
            <text:p>1268.787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66" calcext:value-type="float">
            <text:p>166</text:p>
          </table:table-cell>
          <table:table-cell office:value-type="float" office:value="4847.9" calcext:value-type="float">
            <text:p>4847.9</text:p>
          </table:table-cell>
          <table:table-cell office:value-type="float" office:value="1279.446" calcext:value-type="float">
            <text:p>1279.446</text:p>
          </table:table-cell>
          <table:table-cell office:value-type="float" office:value="1268.82" calcext:value-type="float">
            <text:p>1268.8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67" calcext:value-type="float">
            <text:p>167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80.194" calcext:value-type="float">
            <text:p>1280.194</text:p>
          </table:table-cell>
          <table:table-cell office:value-type="float" office:value="1269.727" calcext:value-type="float">
            <text:p>1269.727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68" calcext:value-type="float">
            <text:p>168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8.489" calcext:value-type="float">
            <text:p>1278.489</text:p>
          </table:table-cell>
          <table:table-cell office:value-type="float" office:value="1269.871" calcext:value-type="float">
            <text:p>1269.87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69" calcext:value-type="float">
            <text:p>169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77.986" calcext:value-type="float">
            <text:p>1277.986</text:p>
          </table:table-cell>
          <table:table-cell office:value-type="float" office:value="1266.677" calcext:value-type="float">
            <text:p>1266.677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70" calcext:value-type="float">
            <text:p>170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77.722" calcext:value-type="float">
            <text:p>1277.722</text:p>
          </table:table-cell>
          <table:table-cell office:value-type="float" office:value="1267.784" calcext:value-type="float">
            <text:p>1267.78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71" calcext:value-type="float">
            <text:p>171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77.829" calcext:value-type="float">
            <text:p>1277.829</text:p>
          </table:table-cell>
          <table:table-cell office:value-type="float" office:value="1265.939" calcext:value-type="float">
            <text:p>1265.93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72" calcext:value-type="float">
            <text:p>172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76.752" calcext:value-type="float">
            <text:p>1276.752</text:p>
          </table:table-cell>
          <table:table-cell office:value-type="float" office:value="1271.215" calcext:value-type="float">
            <text:p>1271.21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73" calcext:value-type="float">
            <text:p>173</text:p>
          </table:table-cell>
          <table:table-cell office:value-type="float" office:value="4847.4" calcext:value-type="float">
            <text:p>4847.4</text:p>
          </table:table-cell>
          <table:table-cell office:value-type="float" office:value="1276.748" calcext:value-type="float">
            <text:p>1276.748</text:p>
          </table:table-cell>
          <table:table-cell office:value-type="float" office:value="1272.73" calcext:value-type="float">
            <text:p>1272.7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74" calcext:value-type="float">
            <text:p>174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6.345" calcext:value-type="float">
            <text:p>1276.345</text:p>
          </table:table-cell>
          <table:table-cell office:value-type="float" office:value="1274.225" calcext:value-type="float">
            <text:p>1274.22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75" calcext:value-type="float">
            <text:p>175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76.96" calcext:value-type="float">
            <text:p>1276.96</text:p>
          </table:table-cell>
          <table:table-cell office:value-type="float" office:value="1274.091" calcext:value-type="float">
            <text:p>1274.09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76" calcext:value-type="float">
            <text:p>176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3.756" calcext:value-type="float">
            <text:p>1273.756</text:p>
          </table:table-cell>
          <table:table-cell office:value-type="float" office:value="1268.787" calcext:value-type="float">
            <text:p>1268.787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77" calcext:value-type="float">
            <text:p>177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4.11" calcext:value-type="float">
            <text:p>1274.11</text:p>
          </table:table-cell>
          <table:table-cell office:value-type="float" office:value="1268.82" calcext:value-type="float">
            <text:p>1268.8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78" calcext:value-type="float">
            <text:p>178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74.311" calcext:value-type="float">
            <text:p>1274.311</text:p>
          </table:table-cell>
          <table:table-cell office:value-type="float" office:value="1267.575" calcext:value-type="float">
            <text:p>1267.57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79" calcext:value-type="float">
            <text:p>179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73.272" calcext:value-type="float">
            <text:p>1273.272</text:p>
          </table:table-cell>
          <table:table-cell office:value-type="float" office:value="1269.265" calcext:value-type="float">
            <text:p>1269.26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80" calcext:value-type="float">
            <text:p>180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1.884" calcext:value-type="float">
            <text:p>1271.884</text:p>
          </table:table-cell>
          <table:table-cell office:value-type="float" office:value="1265.848" calcext:value-type="float">
            <text:p>1265.84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81" calcext:value-type="float">
            <text:p>181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71.661" calcext:value-type="float">
            <text:p>1271.661</text:p>
          </table:table-cell>
          <table:table-cell office:value-type="float" office:value="1262.809" calcext:value-type="float">
            <text:p>1262.80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82" calcext:value-type="float">
            <text:p>182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1.634" calcext:value-type="float">
            <text:p>1271.634</text:p>
          </table:table-cell>
          <table:table-cell office:value-type="float" office:value="1273.105" calcext:value-type="float">
            <text:p>1273.10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83" calcext:value-type="float">
            <text:p>183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1.003" calcext:value-type="float">
            <text:p>1271.003</text:p>
          </table:table-cell>
          <table:table-cell office:value-type="float" office:value="1267.971" calcext:value-type="float">
            <text:p>1267.97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84" calcext:value-type="float">
            <text:p>184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71.947" calcext:value-type="float">
            <text:p>1271.947</text:p>
          </table:table-cell>
          <table:table-cell office:value-type="float" office:value="1270.609" calcext:value-type="float">
            <text:p>1270.60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85" calcext:value-type="float">
            <text:p>185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70.665" calcext:value-type="float">
            <text:p>1270.665</text:p>
          </table:table-cell>
          <table:table-cell office:value-type="float" office:value="1273.621" calcext:value-type="float">
            <text:p>1273.62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86" calcext:value-type="float">
            <text:p>186</text:p>
          </table:table-cell>
          <table:table-cell office:value-type="float" office:value="4847.9" calcext:value-type="float">
            <text:p>4847.9</text:p>
          </table:table-cell>
          <table:table-cell office:value-type="float" office:value="1272.724" calcext:value-type="float">
            <text:p>1272.724</text:p>
          </table:table-cell>
          <table:table-cell office:value-type="float" office:value="1266.904" calcext:value-type="float">
            <text:p>1266.90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87" calcext:value-type="float">
            <text:p>187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69.046" calcext:value-type="float">
            <text:p>1269.046</text:p>
          </table:table-cell>
          <table:table-cell office:value-type="float" office:value="1269.462" calcext:value-type="float">
            <text:p>1269.46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88" calcext:value-type="float">
            <text:p>188</text:p>
          </table:table-cell>
          <table:table-cell office:value-type="float" office:value="4847.4" calcext:value-type="float">
            <text:p>4847.4</text:p>
          </table:table-cell>
          <table:table-cell office:value-type="float" office:value="1271.309" calcext:value-type="float">
            <text:p>1271.309</text:p>
          </table:table-cell>
          <table:table-cell office:value-type="float" office:value="1266.392" calcext:value-type="float">
            <text:p>1266.39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89" calcext:value-type="float">
            <text:p>189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69.119" calcext:value-type="float">
            <text:p>1269.119</text:p>
          </table:table-cell>
          <table:table-cell office:value-type="float" office:value="1271.218" calcext:value-type="float">
            <text:p>1271.21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90" calcext:value-type="float">
            <text:p>190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0.742" calcext:value-type="float">
            <text:p>1270.742</text:p>
          </table:table-cell>
          <table:table-cell office:value-type="float" office:value="1269.725" calcext:value-type="float">
            <text:p>1269.72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91" calcext:value-type="float">
            <text:p>191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68.902" calcext:value-type="float">
            <text:p>1268.902</text:p>
          </table:table-cell>
          <table:table-cell office:value-type="float" office:value="1268.562" calcext:value-type="float">
            <text:p>1268.56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92" calcext:value-type="float">
            <text:p>192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0.346" calcext:value-type="float">
            <text:p>1270.346</text:p>
          </table:table-cell>
          <table:table-cell office:value-type="float" office:value="1270.769" calcext:value-type="float">
            <text:p>1270.76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93" calcext:value-type="float">
            <text:p>193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68.343" calcext:value-type="float">
            <text:p>1268.343</text:p>
          </table:table-cell>
          <table:table-cell office:value-type="float" office:value="1271.685" calcext:value-type="float">
            <text:p>1271.68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94" calcext:value-type="float">
            <text:p>194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67.749" calcext:value-type="float">
            <text:p>1267.749</text:p>
          </table:table-cell>
          <table:table-cell office:value-type="float" office:value="1272.695" calcext:value-type="float">
            <text:p>1272.69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95" calcext:value-type="float">
            <text:p>195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68.657" calcext:value-type="float">
            <text:p>1268.657</text:p>
          </table:table-cell>
          <table:table-cell office:value-type="float" office:value="1272.842" calcext:value-type="float">
            <text:p>1272.84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96" calcext:value-type="float">
            <text:p>196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67.345" calcext:value-type="float">
            <text:p>1267.345</text:p>
          </table:table-cell>
          <table:table-cell office:value-type="float" office:value="1271.195" calcext:value-type="float">
            <text:p>1271.19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97" calcext:value-type="float">
            <text:p>197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66.778" calcext:value-type="float">
            <text:p>1266.778</text:p>
          </table:table-cell>
          <table:table-cell office:value-type="float" office:value="1273.928" calcext:value-type="float">
            <text:p>1273.92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98" calcext:value-type="float">
            <text:p>198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67.229" calcext:value-type="float">
            <text:p>1267.229</text:p>
          </table:table-cell>
          <table:table-cell office:value-type="float" office:value="1271.003" calcext:value-type="float">
            <text:p>1271.00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99" calcext:value-type="float">
            <text:p>199</text:p>
          </table:table-cell>
          <table:table-cell office:value-type="float" office:value="4848" calcext:value-type="float">
            <text:p>4848</text:p>
          </table:table-cell>
          <table:table-cell office:value-type="float" office:value="1267.997" calcext:value-type="float">
            <text:p>1267.997</text:p>
          </table:table-cell>
          <table:table-cell office:value-type="float" office:value="1270.139" calcext:value-type="float">
            <text:p>1270.13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200" calcext:value-type="float">
            <text:p>200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65.062" calcext:value-type="float">
            <text:p>1265.062</text:p>
          </table:table-cell>
          <table:table-cell office:value-type="float" office:value="1269.266" calcext:value-type="float">
            <text:p>1269.26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201" calcext:value-type="float">
            <text:p>201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66.368" calcext:value-type="float">
            <text:p>1266.368</text:p>
          </table:table-cell>
          <table:table-cell office:value-type="float" office:value="1271.777" calcext:value-type="float">
            <text:p>1271.777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202" calcext:value-type="float">
            <text:p>202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64.865" calcext:value-type="float">
            <text:p>1264.865</text:p>
          </table:table-cell>
          <table:table-cell office:value-type="float" office:value="1269.758" calcext:value-type="float">
            <text:p>1269.75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203" calcext:value-type="float">
            <text:p>203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62.662" calcext:value-type="float">
            <text:p>1262.662</text:p>
          </table:table-cell>
          <table:table-cell office:value-type="float" office:value="1268.259" calcext:value-type="float">
            <text:p>1268.25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204" calcext:value-type="float">
            <text:p>204</text:p>
          </table:table-cell>
          <table:table-cell office:value-type="float" office:value="4847.4" calcext:value-type="float">
            <text:p>4847.4</text:p>
          </table:table-cell>
          <table:table-cell office:value-type="float" office:value="1265.579" calcext:value-type="float">
            <text:p>1265.579</text:p>
          </table:table-cell>
          <table:table-cell office:value-type="float" office:value="1266.64" calcext:value-type="float">
            <text:p>1266.6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205" calcext:value-type="float">
            <text:p>205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63.303" calcext:value-type="float">
            <text:p>1263.303</text:p>
          </table:table-cell>
          <table:table-cell office:value-type="float" office:value="1269.77" calcext:value-type="float">
            <text:p>1269.77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206" calcext:value-type="float">
            <text:p>206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63.395" calcext:value-type="float">
            <text:p>1263.395</text:p>
          </table:table-cell>
          <table:table-cell office:value-type="float" office:value="1271.904" calcext:value-type="float">
            <text:p>1271.90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207" calcext:value-type="float">
            <text:p>207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61.966" calcext:value-type="float">
            <text:p>1261.966</text:p>
          </table:table-cell>
          <table:table-cell office:value-type="float" office:value="1268.041" calcext:value-type="float">
            <text:p>1268.04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208" calcext:value-type="float">
            <text:p>208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62.173" calcext:value-type="float">
            <text:p>1262.173</text:p>
          </table:table-cell>
          <table:table-cell office:value-type="float" office:value="1266.828" calcext:value-type="float">
            <text:p>1266.82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209" calcext:value-type="float">
            <text:p>209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62.188" calcext:value-type="float">
            <text:p>1262.188</text:p>
          </table:table-cell>
          <table:table-cell office:value-type="float" office:value="1278.991" calcext:value-type="float">
            <text:p>1278.99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210" calcext:value-type="float">
            <text:p>210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61.109" calcext:value-type="float">
            <text:p>1261.109</text:p>
          </table:table-cell>
          <table:table-cell office:value-type="float" office:value="1267.108" calcext:value-type="float">
            <text:p>1267.10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211" calcext:value-type="float">
            <text:p>211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61.091" calcext:value-type="float">
            <text:p>1261.091</text:p>
          </table:table-cell>
          <table:table-cell office:value-type="float" office:value="1271.774" calcext:value-type="float">
            <text:p>1271.77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82" calcext:value-type="float">
            <text:p>182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47.578" calcext:value-type="float">
            <text:p>1247.578</text:p>
          </table:table-cell>
          <table:table-cell office:value-type="float" office:value="1257.6" calcext:value-type="float">
            <text:p>1257.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83" calcext:value-type="float">
            <text:p>183</text:p>
          </table:table-cell>
          <table:table-cell office:value-type="float" office:value="4838" calcext:value-type="float">
            <text:p>4838</text:p>
          </table:table-cell>
          <table:table-cell office:value-type="float" office:value="1234.652" calcext:value-type="float">
            <text:p>1234.652</text:p>
          </table:table-cell>
          <table:table-cell office:value-type="float" office:value="1258.275" calcext:value-type="float">
            <text:p>1258.27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84" calcext:value-type="float">
            <text:p>184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33.029" calcext:value-type="float">
            <text:p>1233.029</text:p>
          </table:table-cell>
          <table:table-cell office:value-type="float" office:value="1257.414" calcext:value-type="float">
            <text:p>1257.4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85" calcext:value-type="float">
            <text:p>185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31.807" calcext:value-type="float">
            <text:p>1231.807</text:p>
          </table:table-cell>
          <table:table-cell office:value-type="float" office:value="1259.166" calcext:value-type="float">
            <text:p>1259.16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86" calcext:value-type="float">
            <text:p>186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31.375" calcext:value-type="float">
            <text:p>1231.375</text:p>
          </table:table-cell>
          <table:table-cell office:value-type="float" office:value="1257.627" calcext:value-type="float">
            <text:p>1257.627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87" calcext:value-type="float">
            <text:p>187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31.186" calcext:value-type="float">
            <text:p>1231.186</text:p>
          </table:table-cell>
          <table:table-cell office:value-type="float" office:value="1260.146" calcext:value-type="float">
            <text:p>1260.14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88" calcext:value-type="float">
            <text:p>188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30.803" calcext:value-type="float">
            <text:p>1230.803</text:p>
          </table:table-cell>
          <table:table-cell office:value-type="float" office:value="1259.058" calcext:value-type="float">
            <text:p>1259.05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89" calcext:value-type="float">
            <text:p>189</text:p>
          </table:table-cell>
          <table:table-cell office:value-type="float" office:value="4838.5" calcext:value-type="float">
            <text:p>4838.5</text:p>
          </table:table-cell>
          <table:table-cell office:value-type="float" office:value="1230.595" calcext:value-type="float">
            <text:p>1230.595</text:p>
          </table:table-cell>
          <table:table-cell office:value-type="float" office:value="1259.41" calcext:value-type="float">
            <text:p>1259.4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90" calcext:value-type="float">
            <text:p>190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9.959" calcext:value-type="float">
            <text:p>1229.959</text:p>
          </table:table-cell>
          <table:table-cell office:value-type="float" office:value="1259.156" calcext:value-type="float">
            <text:p>1259.15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91" calcext:value-type="float">
            <text:p>191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30.204" calcext:value-type="float">
            <text:p>1230.204</text:p>
          </table:table-cell>
          <table:table-cell office:value-type="float" office:value="1261.344" calcext:value-type="float">
            <text:p>1261.34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92" calcext:value-type="float">
            <text:p>192</text:p>
          </table:table-cell>
          <table:table-cell office:value-type="float" office:value="4838.5" calcext:value-type="float">
            <text:p>4838.5</text:p>
          </table:table-cell>
          <table:table-cell office:value-type="float" office:value="1230.144" calcext:value-type="float">
            <text:p>1230.144</text:p>
          </table:table-cell>
          <table:table-cell office:value-type="float" office:value="1261.272" calcext:value-type="float">
            <text:p>1261.27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93" calcext:value-type="float">
            <text:p>193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9.542" calcext:value-type="float">
            <text:p>1229.542</text:p>
          </table:table-cell>
          <table:table-cell office:value-type="float" office:value="1260.845" calcext:value-type="float">
            <text:p>1260.84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94" calcext:value-type="float">
            <text:p>194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9.444" calcext:value-type="float">
            <text:p>1229.444</text:p>
          </table:table-cell>
          <table:table-cell office:value-type="float" office:value="1260.589" calcext:value-type="float">
            <text:p>1260.58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95" calcext:value-type="float">
            <text:p>195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9.639" calcext:value-type="float">
            <text:p>1229.639</text:p>
          </table:table-cell>
          <table:table-cell office:value-type="float" office:value="1261.786" calcext:value-type="float">
            <text:p>1261.78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96" calcext:value-type="float">
            <text:p>196</text:p>
          </table:table-cell>
          <table:table-cell office:value-type="float" office:value="4838.5" calcext:value-type="float">
            <text:p>4838.5</text:p>
          </table:table-cell>
          <table:table-cell office:value-type="float" office:value="1229.064" calcext:value-type="float">
            <text:p>1229.064</text:p>
          </table:table-cell>
          <table:table-cell office:value-type="float" office:value="1259.902" calcext:value-type="float">
            <text:p>1259.90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97" calcext:value-type="float">
            <text:p>197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9.372" calcext:value-type="float">
            <text:p>1229.372</text:p>
          </table:table-cell>
          <table:table-cell office:value-type="float" office:value="1260.195" calcext:value-type="float">
            <text:p>1260.19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98" calcext:value-type="float">
            <text:p>198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8.967" calcext:value-type="float">
            <text:p>1228.967</text:p>
          </table:table-cell>
          <table:table-cell office:value-type="float" office:value="1261.472" calcext:value-type="float">
            <text:p>1261.47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99" calcext:value-type="float">
            <text:p>199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8.902" calcext:value-type="float">
            <text:p>1228.902</text:p>
          </table:table-cell>
          <table:table-cell office:value-type="float" office:value="1261.322" calcext:value-type="float">
            <text:p>1261.32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00" calcext:value-type="float">
            <text:p>200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9.006" calcext:value-type="float">
            <text:p>1229.006</text:p>
          </table:table-cell>
          <table:table-cell office:value-type="float" office:value="1259.991" calcext:value-type="float">
            <text:p>1259.99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01" calcext:value-type="float">
            <text:p>201</text:p>
          </table:table-cell>
          <table:table-cell office:value-type="float" office:value="4838.7" calcext:value-type="float">
            <text:p>4838.7</text:p>
          </table:table-cell>
          <table:table-cell office:value-type="float" office:value="1228.84" calcext:value-type="float">
            <text:p>1228.84</text:p>
          </table:table-cell>
          <table:table-cell office:value-type="float" office:value="1261.771" calcext:value-type="float">
            <text:p>1261.77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02" calcext:value-type="float">
            <text:p>202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8.626" calcext:value-type="float">
            <text:p>1228.626</text:p>
          </table:table-cell>
          <table:table-cell office:value-type="float" office:value="1261.779" calcext:value-type="float">
            <text:p>1261.7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03" calcext:value-type="float">
            <text:p>203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8.529" calcext:value-type="float">
            <text:p>1228.529</text:p>
          </table:table-cell>
          <table:table-cell office:value-type="float" office:value="1260.768" calcext:value-type="float">
            <text:p>1260.76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04" calcext:value-type="float">
            <text:p>204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8.246" calcext:value-type="float">
            <text:p>1228.246</text:p>
          </table:table-cell>
          <table:table-cell office:value-type="float" office:value="1261.284" calcext:value-type="float">
            <text:p>1261.28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05" calcext:value-type="float">
            <text:p>205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8.246" calcext:value-type="float">
            <text:p>1228.246</text:p>
          </table:table-cell>
          <table:table-cell office:value-type="float" office:value="1262.655" calcext:value-type="float">
            <text:p>1262.65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06" calcext:value-type="float">
            <text:p>206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8.142" calcext:value-type="float">
            <text:p>1228.142</text:p>
          </table:table-cell>
          <table:table-cell office:value-type="float" office:value="1264.373" calcext:value-type="float">
            <text:p>1264.37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07" calcext:value-type="float">
            <text:p>207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8.018" calcext:value-type="float">
            <text:p>1228.018</text:p>
          </table:table-cell>
          <table:table-cell office:value-type="float" office:value="1261.925" calcext:value-type="float">
            <text:p>1261.92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08" calcext:value-type="float">
            <text:p>208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7.953" calcext:value-type="float">
            <text:p>1227.953</text:p>
          </table:table-cell>
          <table:table-cell office:value-type="float" office:value="1262.492" calcext:value-type="float">
            <text:p>1262.49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09" calcext:value-type="float">
            <text:p>209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7.948" calcext:value-type="float">
            <text:p>1227.948</text:p>
          </table:table-cell>
          <table:table-cell office:value-type="float" office:value="1262.126" calcext:value-type="float">
            <text:p>1262.12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10" calcext:value-type="float">
            <text:p>210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7.971" calcext:value-type="float">
            <text:p>1227.971</text:p>
          </table:table-cell>
          <table:table-cell office:value-type="float" office:value="1261.199" calcext:value-type="float">
            <text:p>1261.19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11" calcext:value-type="float">
            <text:p>211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7.583" calcext:value-type="float">
            <text:p>1227.583</text:p>
          </table:table-cell>
          <table:table-cell office:value-type="float" office:value="1261.354" calcext:value-type="float">
            <text:p>1261.35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12" calcext:value-type="float">
            <text:p>212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7.467" calcext:value-type="float">
            <text:p>1227.467</text:p>
          </table:table-cell>
          <table:table-cell office:value-type="float" office:value="1260.257" calcext:value-type="float">
            <text:p>1260.257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13" calcext:value-type="float">
            <text:p>213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7.357" calcext:value-type="float">
            <text:p>1227.357</text:p>
          </table:table-cell>
          <table:table-cell office:value-type="float" office:value="1261.143" calcext:value-type="float">
            <text:p>1261.14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14" calcext:value-type="float">
            <text:p>214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7.464" calcext:value-type="float">
            <text:p>1227.464</text:p>
          </table:table-cell>
          <table:table-cell office:value-type="float" office:value="1262.174" calcext:value-type="float">
            <text:p>1262.17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15" calcext:value-type="float">
            <text:p>215</text:p>
          </table:table-cell>
          <table:table-cell office:value-type="float" office:value="4838.5" calcext:value-type="float">
            <text:p>4838.5</text:p>
          </table:table-cell>
          <table:table-cell office:value-type="float" office:value="1227.206" calcext:value-type="float">
            <text:p>1227.206</text:p>
          </table:table-cell>
          <table:table-cell office:value-type="float" office:value="1262.465" calcext:value-type="float">
            <text:p>1262.46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16" calcext:value-type="float">
            <text:p>216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7.112" calcext:value-type="float">
            <text:p>1227.112</text:p>
          </table:table-cell>
          <table:table-cell office:value-type="float" office:value="1262.905" calcext:value-type="float">
            <text:p>1262.90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17" calcext:value-type="float">
            <text:p>217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7.242" calcext:value-type="float">
            <text:p>1227.242</text:p>
          </table:table-cell>
          <table:table-cell office:value-type="float" office:value="1262.671" calcext:value-type="float">
            <text:p>1262.67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18" calcext:value-type="float">
            <text:p>218</text:p>
          </table:table-cell>
          <table:table-cell office:value-type="float" office:value="4838.5" calcext:value-type="float">
            <text:p>4838.5</text:p>
          </table:table-cell>
          <table:table-cell office:value-type="float" office:value="1227.213" calcext:value-type="float">
            <text:p>1227.213</text:p>
          </table:table-cell>
          <table:table-cell office:value-type="float" office:value="1263.728" calcext:value-type="float">
            <text:p>1263.72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19" calcext:value-type="float">
            <text:p>219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7.143" calcext:value-type="float">
            <text:p>1227.143</text:p>
          </table:table-cell>
          <table:table-cell office:value-type="float" office:value="1261.696" calcext:value-type="float">
            <text:p>1261.69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20" calcext:value-type="float">
            <text:p>220</text:p>
          </table:table-cell>
          <table:table-cell office:value-type="float" office:value="4838.5" calcext:value-type="float">
            <text:p>4838.5</text:p>
          </table:table-cell>
          <table:table-cell office:value-type="float" office:value="1226.881" calcext:value-type="float">
            <text:p>1226.881</text:p>
          </table:table-cell>
          <table:table-cell office:value-type="float" office:value="1262.968" calcext:value-type="float">
            <text:p>1262.96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21" calcext:value-type="float">
            <text:p>221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6.641" calcext:value-type="float">
            <text:p>1226.641</text:p>
          </table:table-cell>
          <table:table-cell office:value-type="float" office:value="1263.684" calcext:value-type="float">
            <text:p>1263.68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22" calcext:value-type="float">
            <text:p>222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6.889" calcext:value-type="float">
            <text:p>1226.889</text:p>
          </table:table-cell>
          <table:table-cell office:value-type="float" office:value="1262.432" calcext:value-type="float">
            <text:p>1262.43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23" calcext:value-type="float">
            <text:p>223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6.719" calcext:value-type="float">
            <text:p>1226.719</text:p>
          </table:table-cell>
          <table:table-cell office:value-type="float" office:value="1262.807" calcext:value-type="float">
            <text:p>1262.807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24" calcext:value-type="float">
            <text:p>224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6.836" calcext:value-type="float">
            <text:p>1226.836</text:p>
          </table:table-cell>
          <table:table-cell office:value-type="float" office:value="1262.512" calcext:value-type="float">
            <text:p>1262.51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25" calcext:value-type="float">
            <text:p>225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6.724" calcext:value-type="float">
            <text:p>1226.724</text:p>
          </table:table-cell>
          <table:table-cell office:value-type="float" office:value="1262.819" calcext:value-type="float">
            <text:p>1262.81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26" calcext:value-type="float">
            <text:p>226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6.599" calcext:value-type="float">
            <text:p>1226.599</text:p>
          </table:table-cell>
          <table:table-cell office:value-type="float" office:value="1263.175" calcext:value-type="float">
            <text:p>1263.17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27" calcext:value-type="float">
            <text:p>227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6.727" calcext:value-type="float">
            <text:p>1226.727</text:p>
          </table:table-cell>
          <table:table-cell office:value-type="float" office:value="1263.09" calcext:value-type="float">
            <text:p>1263.0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28" calcext:value-type="float">
            <text:p>228</text:p>
          </table:table-cell>
          <table:table-cell office:value-type="float" office:value="4838.5" calcext:value-type="float">
            <text:p>4838.5</text:p>
          </table:table-cell>
          <table:table-cell office:value-type="float" office:value="1226.195" calcext:value-type="float">
            <text:p>1226.195</text:p>
          </table:table-cell>
          <table:table-cell office:value-type="float" office:value="1264.044" calcext:value-type="float">
            <text:p>1264.04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29" calcext:value-type="float">
            <text:p>229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6.343" calcext:value-type="float">
            <text:p>1226.343</text:p>
          </table:table-cell>
          <table:table-cell office:value-type="float" office:value="1263.555" calcext:value-type="float">
            <text:p>1263.55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30" calcext:value-type="float">
            <text:p>230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6.111" calcext:value-type="float">
            <text:p>1226.111</text:p>
          </table:table-cell>
          <table:table-cell office:value-type="float" office:value="1261.994" calcext:value-type="float">
            <text:p>1261.99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31" calcext:value-type="float">
            <text:p>231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6.198" calcext:value-type="float">
            <text:p>1226.198</text:p>
          </table:table-cell>
          <table:table-cell office:value-type="float" office:value="1264.288" calcext:value-type="float">
            <text:p>1264.28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32" calcext:value-type="float">
            <text:p>232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5.544" calcext:value-type="float">
            <text:p>1225.544</text:p>
          </table:table-cell>
          <table:table-cell office:value-type="float" office:value="1263.273" calcext:value-type="float">
            <text:p>1263.27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33" calcext:value-type="float">
            <text:p>233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5.984" calcext:value-type="float">
            <text:p>1225.984</text:p>
          </table:table-cell>
          <table:table-cell office:value-type="float" office:value="1262.221" calcext:value-type="float">
            <text:p>1262.22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34" calcext:value-type="float">
            <text:p>234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6.239" calcext:value-type="float">
            <text:p>1226.239</text:p>
          </table:table-cell>
          <table:table-cell office:value-type="float" office:value="1262.246" calcext:value-type="float">
            <text:p>1262.24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09" calcext:value-type="float">
            <text:p>209</text:p>
          </table:table-cell>
          <table:table-cell office:value-type="float" office:value="4838.5" calcext:value-type="float">
            <text:p>4838.5</text:p>
          </table:table-cell>
          <table:table-cell office:value-type="float" office:value="1224.693" calcext:value-type="float">
            <text:p>1224.693</text:p>
          </table:table-cell>
          <table:table-cell office:value-type="float" office:value="1261.36" calcext:value-type="float">
            <text:p>1261.3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10" calcext:value-type="float">
            <text:p>210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4.789" calcext:value-type="float">
            <text:p>1224.789</text:p>
          </table:table-cell>
          <table:table-cell office:value-type="float" office:value="1261.139" calcext:value-type="float">
            <text:p>1261.13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11" calcext:value-type="float">
            <text:p>211</text:p>
          </table:table-cell>
          <table:table-cell office:value-type="float" office:value="4837.8" calcext:value-type="float">
            <text:p>4837.8</text:p>
          </table:table-cell>
          <table:table-cell office:value-type="float" office:value="1224.784" calcext:value-type="float">
            <text:p>1224.784</text:p>
          </table:table-cell>
          <table:table-cell office:value-type="float" office:value="1260.896" calcext:value-type="float">
            <text:p>1260.89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12" calcext:value-type="float">
            <text:p>212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4.778" calcext:value-type="float">
            <text:p>1224.778</text:p>
          </table:table-cell>
          <table:table-cell office:value-type="float" office:value="1261.145" calcext:value-type="float">
            <text:p>1261.14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13" calcext:value-type="float">
            <text:p>213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4.652" calcext:value-type="float">
            <text:p>1224.652</text:p>
          </table:table-cell>
          <table:table-cell office:value-type="float" office:value="1261.026" calcext:value-type="float">
            <text:p>1261.02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14" calcext:value-type="float">
            <text:p>214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4.615" calcext:value-type="float">
            <text:p>1224.615</text:p>
          </table:table-cell>
          <table:table-cell office:value-type="float" office:value="1261.204" calcext:value-type="float">
            <text:p>1261.20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15" calcext:value-type="float">
            <text:p>215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4.507" calcext:value-type="float">
            <text:p>1224.507</text:p>
          </table:table-cell>
          <table:table-cell office:value-type="float" office:value="1260.967" calcext:value-type="float">
            <text:p>1260.967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16" calcext:value-type="float">
            <text:p>216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4.616" calcext:value-type="float">
            <text:p>1224.616</text:p>
          </table:table-cell>
          <table:table-cell office:value-type="float" office:value="1260.891" calcext:value-type="float">
            <text:p>1260.89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17" calcext:value-type="float">
            <text:p>217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4.575" calcext:value-type="float">
            <text:p>1224.575</text:p>
          </table:table-cell>
          <table:table-cell office:value-type="float" office:value="1261.408" calcext:value-type="float">
            <text:p>1261.40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18" calcext:value-type="float">
            <text:p>218</text:p>
          </table:table-cell>
          <table:table-cell office:value-type="float" office:value="4838.6" calcext:value-type="float">
            <text:p>4838.6</text:p>
          </table:table-cell>
          <table:table-cell office:value-type="float" office:value="1224.655" calcext:value-type="float">
            <text:p>1224.655</text:p>
          </table:table-cell>
          <table:table-cell office:value-type="float" office:value="1260.711" calcext:value-type="float">
            <text:p>1260.71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19" calcext:value-type="float">
            <text:p>219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4.39" calcext:value-type="float">
            <text:p>1224.39</text:p>
          </table:table-cell>
          <table:table-cell office:value-type="float" office:value="1261.157" calcext:value-type="float">
            <text:p>1261.157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20" calcext:value-type="float">
            <text:p>220</text:p>
          </table:table-cell>
          <table:table-cell office:value-type="float" office:value="4838" calcext:value-type="float">
            <text:p>4838</text:p>
          </table:table-cell>
          <table:table-cell office:value-type="float" office:value="1224.359" calcext:value-type="float">
            <text:p>1224.359</text:p>
          </table:table-cell>
          <table:table-cell office:value-type="float" office:value="1261.069" calcext:value-type="float">
            <text:p>1261.06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21" calcext:value-type="float">
            <text:p>221</text:p>
          </table:table-cell>
          <table:table-cell office:value-type="float" office:value="4838" calcext:value-type="float">
            <text:p>4838</text:p>
          </table:table-cell>
          <table:table-cell office:value-type="float" office:value="1224.355" calcext:value-type="float">
            <text:p>1224.355</text:p>
          </table:table-cell>
          <table:table-cell office:value-type="float" office:value="1261.026" calcext:value-type="float">
            <text:p>1261.02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22" calcext:value-type="float">
            <text:p>222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4.517" calcext:value-type="float">
            <text:p>1224.517</text:p>
          </table:table-cell>
          <table:table-cell office:value-type="float" office:value="1261.457" calcext:value-type="float">
            <text:p>1261.457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23" calcext:value-type="float">
            <text:p>223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4.502" calcext:value-type="float">
            <text:p>1224.502</text:p>
          </table:table-cell>
          <table:table-cell office:value-type="float" office:value="1261.079" calcext:value-type="float">
            <text:p>1261.0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24" calcext:value-type="float">
            <text:p>224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4.327" calcext:value-type="float">
            <text:p>1224.327</text:p>
          </table:table-cell>
          <table:table-cell office:value-type="float" office:value="1261.385" calcext:value-type="float">
            <text:p>1261.38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25" calcext:value-type="float">
            <text:p>225</text:p>
          </table:table-cell>
          <table:table-cell office:value-type="float" office:value="4838" calcext:value-type="float">
            <text:p>4838</text:p>
          </table:table-cell>
          <table:table-cell office:value-type="float" office:value="1224.469" calcext:value-type="float">
            <text:p>1224.469</text:p>
          </table:table-cell>
          <table:table-cell office:value-type="float" office:value="1261.375" calcext:value-type="float">
            <text:p>1261.37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26" calcext:value-type="float">
            <text:p>226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4.506" calcext:value-type="float">
            <text:p>1224.506</text:p>
          </table:table-cell>
          <table:table-cell office:value-type="float" office:value="1261.476" calcext:value-type="float">
            <text:p>1261.4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27" calcext:value-type="float">
            <text:p>227</text:p>
          </table:table-cell>
          <table:table-cell office:value-type="float" office:value="4838" calcext:value-type="float">
            <text:p>4838</text:p>
          </table:table-cell>
          <table:table-cell office:value-type="float" office:value="1224.286" calcext:value-type="float">
            <text:p>1224.286</text:p>
          </table:table-cell>
          <table:table-cell office:value-type="float" office:value="1261.143" calcext:value-type="float">
            <text:p>1261.14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28" calcext:value-type="float">
            <text:p>228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4.385" calcext:value-type="float">
            <text:p>1224.385</text:p>
          </table:table-cell>
          <table:table-cell office:value-type="float" office:value="1261.539" calcext:value-type="float">
            <text:p>1261.53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29" calcext:value-type="float">
            <text:p>229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4.388" calcext:value-type="float">
            <text:p>1224.388</text:p>
          </table:table-cell>
          <table:table-cell office:value-type="float" office:value="1261.42" calcext:value-type="float">
            <text:p>1261.4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30" calcext:value-type="float">
            <text:p>230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4.536" calcext:value-type="float">
            <text:p>1224.536</text:p>
          </table:table-cell>
          <table:table-cell office:value-type="float" office:value="1260.994" calcext:value-type="float">
            <text:p>1260.99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31" calcext:value-type="float">
            <text:p>231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4.194" calcext:value-type="float">
            <text:p>1224.194</text:p>
          </table:table-cell>
          <table:table-cell office:value-type="float" office:value="1261.26" calcext:value-type="float">
            <text:p>1261.2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32" calcext:value-type="float">
            <text:p>232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4.369" calcext:value-type="float">
            <text:p>1224.369</text:p>
          </table:table-cell>
          <table:table-cell office:value-type="float" office:value="1261.068" calcext:value-type="float">
            <text:p>1261.06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33" calcext:value-type="float">
            <text:p>233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4.32" calcext:value-type="float">
            <text:p>1224.32</text:p>
          </table:table-cell>
          <table:table-cell office:value-type="float" office:value="1261.124" calcext:value-type="float">
            <text:p>1261.12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34" calcext:value-type="float">
            <text:p>234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4.042" calcext:value-type="float">
            <text:p>1224.042</text:p>
          </table:table-cell>
          <table:table-cell office:value-type="float" office:value="1261.319" calcext:value-type="float">
            <text:p>1261.31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81" calcext:value-type="float">
            <text:p>181</text:p>
          </table:table-cell>
          <table:table-cell office:value-type="float" office:value="4838" calcext:value-type="float">
            <text:p>4838</text:p>
          </table:table-cell>
          <table:table-cell office:value-type="float" office:value="1248.699" calcext:value-type="float">
            <text:p>1248.699</text:p>
          </table:table-cell>
          <table:table-cell office:value-type="float" office:value="1258.399" calcext:value-type="float">
            <text:p>1258.39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82" calcext:value-type="float">
            <text:p>182</text:p>
          </table:table-cell>
          <table:table-cell office:value-type="float" office:value="4837.9" calcext:value-type="float">
            <text:p>4837.9</text:p>
          </table:table-cell>
          <table:table-cell office:value-type="float" office:value="1235.058" calcext:value-type="float">
            <text:p>1235.058</text:p>
          </table:table-cell>
          <table:table-cell office:value-type="float" office:value="1257.547" calcext:value-type="float">
            <text:p>1257.54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83" calcext:value-type="float">
            <text:p>183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33.12" calcext:value-type="float">
            <text:p>1233.12</text:p>
          </table:table-cell>
          <table:table-cell office:value-type="float" office:value="1258.065" calcext:value-type="float">
            <text:p>1258.06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84" calcext:value-type="float">
            <text:p>184</text:p>
          </table:table-cell>
          <table:table-cell office:value-type="float" office:value="4838" calcext:value-type="float">
            <text:p>4838</text:p>
          </table:table-cell>
          <table:table-cell office:value-type="float" office:value="1232.38" calcext:value-type="float">
            <text:p>1232.38</text:p>
          </table:table-cell>
          <table:table-cell office:value-type="float" office:value="1259.073" calcext:value-type="float">
            <text:p>1259.07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85" calcext:value-type="float">
            <text:p>185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32.074" calcext:value-type="float">
            <text:p>1232.074</text:p>
          </table:table-cell>
          <table:table-cell office:value-type="float" office:value="1258.164" calcext:value-type="float">
            <text:p>1258.16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86" calcext:value-type="float">
            <text:p>186</text:p>
          </table:table-cell>
          <table:table-cell office:value-type="float" office:value="4837.9" calcext:value-type="float">
            <text:p>4837.9</text:p>
          </table:table-cell>
          <table:table-cell office:value-type="float" office:value="1231.939" calcext:value-type="float">
            <text:p>1231.939</text:p>
          </table:table-cell>
          <table:table-cell office:value-type="float" office:value="1260.09" calcext:value-type="float">
            <text:p>1260.0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87" calcext:value-type="float">
            <text:p>187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31.303" calcext:value-type="float">
            <text:p>1231.303</text:p>
          </table:table-cell>
          <table:table-cell office:value-type="float" office:value="1259.896" calcext:value-type="float">
            <text:p>1259.89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88" calcext:value-type="float">
            <text:p>188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30.882" calcext:value-type="float">
            <text:p>1230.882</text:p>
          </table:table-cell>
          <table:table-cell office:value-type="float" office:value="1259.539" calcext:value-type="float">
            <text:p>1259.53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89" calcext:value-type="float">
            <text:p>189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30.797" calcext:value-type="float">
            <text:p>1230.797</text:p>
          </table:table-cell>
          <table:table-cell office:value-type="float" office:value="1260.794" calcext:value-type="float">
            <text:p>1260.79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90" calcext:value-type="float">
            <text:p>190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30.839" calcext:value-type="float">
            <text:p>1230.839</text:p>
          </table:table-cell>
          <table:table-cell office:value-type="float" office:value="1259.918" calcext:value-type="float">
            <text:p>1259.91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91" calcext:value-type="float">
            <text:p>191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30.439" calcext:value-type="float">
            <text:p>1230.439</text:p>
          </table:table-cell>
          <table:table-cell office:value-type="float" office:value="1260.631" calcext:value-type="float">
            <text:p>1260.63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92" calcext:value-type="float">
            <text:p>192</text:p>
          </table:table-cell>
          <table:table-cell office:value-type="float" office:value="4838" calcext:value-type="float">
            <text:p>4838</text:p>
          </table:table-cell>
          <table:table-cell office:value-type="float" office:value="1230.16" calcext:value-type="float">
            <text:p>1230.16</text:p>
          </table:table-cell>
          <table:table-cell office:value-type="float" office:value="1260.597" calcext:value-type="float">
            <text:p>1260.597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93" calcext:value-type="float">
            <text:p>193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30.115" calcext:value-type="float">
            <text:p>1230.115</text:p>
          </table:table-cell>
          <table:table-cell office:value-type="float" office:value="1261.521" calcext:value-type="float">
            <text:p>1261.52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94" calcext:value-type="float">
            <text:p>194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9.735" calcext:value-type="float">
            <text:p>1229.735</text:p>
          </table:table-cell>
          <table:table-cell office:value-type="float" office:value="1261.889" calcext:value-type="float">
            <text:p>1261.88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95" calcext:value-type="float">
            <text:p>195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30.12" calcext:value-type="float">
            <text:p>1230.12</text:p>
          </table:table-cell>
          <table:table-cell office:value-type="float" office:value="1260.004" calcext:value-type="float">
            <text:p>1260.00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96" calcext:value-type="float">
            <text:p>196</text:p>
          </table:table-cell>
          <table:table-cell office:value-type="float" office:value="4838.7" calcext:value-type="float">
            <text:p>4838.7</text:p>
          </table:table-cell>
          <table:table-cell office:value-type="float" office:value="1229.431" calcext:value-type="float">
            <text:p>1229.431</text:p>
          </table:table-cell>
          <table:table-cell office:value-type="float" office:value="1260.521" calcext:value-type="float">
            <text:p>1260.52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97" calcext:value-type="float">
            <text:p>197</text:p>
          </table:table-cell>
          <table:table-cell office:value-type="float" office:value="4837.9" calcext:value-type="float">
            <text:p>4837.9</text:p>
          </table:table-cell>
          <table:table-cell office:value-type="float" office:value="1229.415" calcext:value-type="float">
            <text:p>1229.415</text:p>
          </table:table-cell>
          <table:table-cell office:value-type="float" office:value="1260.733" calcext:value-type="float">
            <text:p>1260.73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98" calcext:value-type="float">
            <text:p>198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9.587" calcext:value-type="float">
            <text:p>1229.587</text:p>
          </table:table-cell>
          <table:table-cell office:value-type="float" office:value="1260.454" calcext:value-type="float">
            <text:p>1260.45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99" calcext:value-type="float">
            <text:p>199</text:p>
          </table:table-cell>
          <table:table-cell office:value-type="float" office:value="4838.6" calcext:value-type="float">
            <text:p>4838.6</text:p>
          </table:table-cell>
          <table:table-cell office:value-type="float" office:value="1229.339" calcext:value-type="float">
            <text:p>1229.339</text:p>
          </table:table-cell>
          <table:table-cell office:value-type="float" office:value="1260.256" calcext:value-type="float">
            <text:p>1260.25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00" calcext:value-type="float">
            <text:p>200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8.991" calcext:value-type="float">
            <text:p>1228.991</text:p>
          </table:table-cell>
          <table:table-cell office:value-type="float" office:value="1260.558" calcext:value-type="float">
            <text:p>1260.55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01" calcext:value-type="float">
            <text:p>201</text:p>
          </table:table-cell>
          <table:table-cell office:value-type="float" office:value="4837.9" calcext:value-type="float">
            <text:p>4837.9</text:p>
          </table:table-cell>
          <table:table-cell office:value-type="float" office:value="1229.091" calcext:value-type="float">
            <text:p>1229.091</text:p>
          </table:table-cell>
          <table:table-cell office:value-type="float" office:value="1260.955" calcext:value-type="float">
            <text:p>1260.95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02" calcext:value-type="float">
            <text:p>202</text:p>
          </table:table-cell>
          <table:table-cell office:value-type="float" office:value="4838" calcext:value-type="float">
            <text:p>4838</text:p>
          </table:table-cell>
          <table:table-cell office:value-type="float" office:value="1228.863" calcext:value-type="float">
            <text:p>1228.863</text:p>
          </table:table-cell>
          <table:table-cell office:value-type="float" office:value="1261.925" calcext:value-type="float">
            <text:p>1261.92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03" calcext:value-type="float">
            <text:p>203</text:p>
          </table:table-cell>
          <table:table-cell office:value-type="float" office:value="4838" calcext:value-type="float">
            <text:p>4838</text:p>
          </table:table-cell>
          <table:table-cell office:value-type="float" office:value="1229.006" calcext:value-type="float">
            <text:p>1229.006</text:p>
          </table:table-cell>
          <table:table-cell office:value-type="float" office:value="1262.248" calcext:value-type="float">
            <text:p>1262.24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04" calcext:value-type="float">
            <text:p>204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9.018" calcext:value-type="float">
            <text:p>1229.018</text:p>
          </table:table-cell>
          <table:table-cell office:value-type="float" office:value="1262.412" calcext:value-type="float">
            <text:p>1262.41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05" calcext:value-type="float">
            <text:p>205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8.596" calcext:value-type="float">
            <text:p>1228.596</text:p>
          </table:table-cell>
          <table:table-cell office:value-type="float" office:value="1263.639" calcext:value-type="float">
            <text:p>1263.63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06" calcext:value-type="float">
            <text:p>206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8.62" calcext:value-type="float">
            <text:p>1228.62</text:p>
          </table:table-cell>
          <table:table-cell office:value-type="float" office:value="1262.845" calcext:value-type="float">
            <text:p>1262.84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07" calcext:value-type="float">
            <text:p>207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8.553" calcext:value-type="float">
            <text:p>1228.553</text:p>
          </table:table-cell>
          <table:table-cell office:value-type="float" office:value="1261.552" calcext:value-type="float">
            <text:p>1261.55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08" calcext:value-type="float">
            <text:p>208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8.377" calcext:value-type="float">
            <text:p>1228.377</text:p>
          </table:table-cell>
          <table:table-cell office:value-type="float" office:value="1261.753" calcext:value-type="float">
            <text:p>1261.75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09" calcext:value-type="float">
            <text:p>209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8.232" calcext:value-type="float">
            <text:p>1228.232</text:p>
          </table:table-cell>
          <table:table-cell office:value-type="float" office:value="1262.013" calcext:value-type="float">
            <text:p>1262.01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10" calcext:value-type="float">
            <text:p>210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7.97" calcext:value-type="float">
            <text:p>1227.97</text:p>
          </table:table-cell>
          <table:table-cell office:value-type="float" office:value="1262.96" calcext:value-type="float">
            <text:p>1262.9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11" calcext:value-type="float">
            <text:p>211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8.005" calcext:value-type="float">
            <text:p>1228.005</text:p>
          </table:table-cell>
          <table:table-cell office:value-type="float" office:value="1262.437" calcext:value-type="float">
            <text:p>1262.437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12" calcext:value-type="float">
            <text:p>212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8.038" calcext:value-type="float">
            <text:p>1228.038</text:p>
          </table:table-cell>
          <table:table-cell office:value-type="float" office:value="1262.521" calcext:value-type="float">
            <text:p>1262.52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2"/>
          <table:table-cell table:formula="of:=SUM([.C2:.C323])/(3600*24)" office:value-type="float" office:value="18.0503865740741" calcext:value-type="float">
            <text:p>18.0503865741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4">00/00/0000</text:date>, <text:time style:data-style-name="N2" text:time-value="10:39:29.8983080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date>2015-06-24T11:29:33.517014180</dc:date>
    <meta:editing-duration>PT7M24S</meta:editing-duration>
    <meta:editing-cycles>4</meta:editing-cycles>
    <meta:document-statistic meta:table-count="1" meta:cell-count="1947" meta:object-count="0"/>
  </office:meta>
</office:document-meta>
</file>